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lagolica Missal DPG" svg:font-family="'Glagolica Missal DPG'" style:font-pitch="variable"/>
    <style:font-face style:name="Glagolica Missal DPG1" svg:font-family="'Glagolica Missal DPG'" style:font-adornments="Regular" style:font-pitch="variable"/>
    <style:font-face style:name="Lato Black" svg:font-family="'Lato Black'" style:font-adornments="Black"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5af1ea" officeooo:paragraph-rsid="005af1ea"/>
    </style:style>
    <style:style style:name="P2" style:family="paragraph" style:parent-style-name="Text_20_body" style:list-style-name="L2">
      <style:text-properties officeooo:rsid="005af1ea" officeooo:paragraph-rsid="005af1ea"/>
    </style:style>
    <style:style style:name="P3" style:family="paragraph" style:parent-style-name="Text_20_body" style:list-style-name="L2">
      <style:text-properties officeooo:rsid="005af1ea" officeooo:paragraph-rsid="00870184"/>
    </style:style>
    <style:style style:name="P4" style:family="paragraph" style:parent-style-name="Text_20_body" style:list-style-name="L2">
      <style:text-properties officeooo:rsid="005af1ea" officeooo:paragraph-rsid="008636a4"/>
    </style:style>
    <style:style style:name="P5" style:family="paragraph" style:parent-style-name="Text_20_body" style:list-style-name="L3">
      <style:text-properties officeooo:rsid="009e3130" officeooo:paragraph-rsid="009e3130"/>
    </style:style>
    <style:style style:name="P6" style:family="paragraph" style:parent-style-name="Text_20_body" style:list-style-name="L2">
      <style:text-properties officeooo:paragraph-rsid="005af1ea"/>
    </style:style>
    <style:style style:name="P7" style:family="paragraph" style:parent-style-name="Text_20_body" style:list-style-name="L3"/>
    <style:style style:name="P8" style:family="paragraph" style:parent-style-name="Heading_20_2">
      <style:text-properties officeooo:paragraph-rsid="00540a42"/>
    </style:style>
    <style:style style:name="T1" style:family="text">
      <style:text-properties officeooo:rsid="008636a4"/>
    </style:style>
    <style:style style:name="T2" style:family="text">
      <style:text-properties officeooo:rsid="00871e24"/>
    </style:style>
    <style:style style:name="T3" style:family="text">
      <style:text-properties officeooo:rsid="00888154"/>
    </style:style>
    <style:style style:name="T4" style:family="text">
      <style:text-properties officeooo:rsid="00540a42"/>
    </style:style>
    <style:style style:name="T5" style:family="text">
      <style:text-properties officeooo:rsid="009fffdb"/>
    </style:style>
    <style:style style:name="T6" style:family="text">
      <style:text-properties officeooo:rsid="005af1ea"/>
    </style:style>
    <style:style style:name="T7" style:family="text">
      <style:text-properties officeooo:rsid="00a413b2"/>
    </style:style>
    <style:style style:name="T8" style:family="text">
      <style:text-properties officeooo:rsid="00a573bd"/>
    </style:style>
    <style:style style:name="T9" style:family="text">
      <style:text-properties officeooo:rsid="00a6a8f0"/>
    </style:style>
    <style:style style:name="T10" style:family="text">
      <style:text-properties officeooo:rsid="00a7b941"/>
    </style:style>
    <style:style style:name="T11" style:family="text">
      <style:text-properties officeooo:rsid="00a8627d"/>
    </style:style>
    <style:style style:name="T12" style:family="text">
      <style:text-properties officeooo:rsid="00a9e237"/>
    </style:style>
    <style:style style:name="T13" style:family="text">
      <style:text-properties officeooo:rsid="00aa99ee"/>
    </style:style>
    <style:style style:name="T14" style:family="text">
      <style:text-properties style:font-name="Glagolica Missal DPG" officeooo:rsid="00aa99ee"/>
    </style:style>
    <style:style style:name="T15" style:family="text">
      <style:text-properties style:font-name="Times New Roman1" officeooo:rsid="00aa99ee"/>
    </style:style>
    <style:style style:name="T16" style:family="text">
      <style:text-properties officeooo:rsid="00aaf8ef"/>
    </style:style>
    <style:style style:name="T17" style:family="text">
      <style:text-properties officeooo:rsid="00ab25ab"/>
    </style:style>
    <style:style style:name="T18" style:family="text">
      <style:text-properties officeooo:rsid="00ab8dcd"/>
    </style:style>
    <style:style style:name="T19" style:family="text">
      <style:text-properties officeooo:rsid="00ac1ed8"/>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span text:style-name="T4">Предложения</text:span></text:h>
      <text:list xml:id="list3400802965495760110" text:style-name="L2">
        <text:list-item>
          <text:p text:style-name="P6"><text:span text:style-name="T6">Мы за вами.</text:span></text:p>
        </text:list-item>
        <text:list-item>
          <text:p text:style-name="P2">Меня надули.</text:p>
        </text:list-item>
        <text:list-item>
          <text:p text:style-name="P2">Ты из Токио?</text:p>
        </text:list-item>
        <text:list-item>
          <text:p text:style-name="P2">Вот это удар!</text:p>
        </text:list-item>
        <text:list-item>
          <text:p text:style-name="P2">Она вставала.</text:p>
        </text:list-item>
        <text:list-item>
          <text:p text:style-name="P2">Ты их хочешь?</text:p>
        </text:list-item>
        <text:list-item>
          <text:p text:style-name="P2">Я тебе мешаю?</text:p>
        </text:list-item>
        <text:list-item>
          <text:p text:style-name="P2">Кто её сломал?</text:p>
        </text:list-item>
        <text:list-item>
          <text:p text:style-name="P2">Подождите нас.</text:p>
        </text:list-item>
        <text:list-item>
          <text:p text:style-name="P2">Я сделала это.</text:p>
        </text:list-item>
        <text:list-item>
          <text:p text:style-name="P2">Завтра четверг.</text:p>
        </text:list-item>
        <text:list-item>
          <text:p text:style-name="P2">Она пересолена?</text:p>
        </text:list-item>
        <text:list-item>
          <text:p text:style-name="P2">Это было важно.</text:p>
        </text:list-item>
        <text:list-item>
          <text:p text:style-name="P2">Я тебе заплачу.</text:p>
        </text:list-item>
        <text:list-item>
          <text:p text:style-name="P2">Ешь свой шпинат!</text:p>
        </text:list-item>
        <text:list-item>
          <text:p text:style-name="P2">Не корми собаку!</text:p>
        </text:list-item>
        <text:list-item>
          <text:p text:style-name="P2">Присядь со мной.</text:p>
        </text:list-item>
        <text:list-item>
          <text:p text:style-name="P2">Ты далеко зашёл.</text:p>
        </text:list-item>
        <text:list-item>
          <text:p text:style-name="P2">Яблоко на столе.</text:p>
        </text:list-item>
        <text:list-item>
          <text:p text:style-name="P2">Я этого не учёл.</text:p>
        </text:list-item>
        <text:list-item>
          <text:p text:style-name="P2">Заходи, садитесь.</text:p>
        </text:list-item>
        <text:list-item>
          <text:p text:style-name="P2">Наши боги мертвы.</text:p>
        </text:list-item>
        <text:list-item>
          <text:p text:style-name="P2">Пёс вдруг залаял.</text:p>
        </text:list-item>
        <text:list-item>
          <text:p text:style-name="P2">Хотите, я приеду?</text:p>
        </text:list-item>
        <text:list-item>
          <text:p text:style-name="P2">Я могу подождать.</text:p>
        </text:list-item>
        <text:list-item>
          <text:p text:style-name="P2">Всё прошло хорошо.</text:p>
        </text:list-item>
        <text:list-item>
          <text:p text:style-name="P2">Как отвратительно!</text:p>
        </text:list-item>
        <text:list-item>
          <text:p text:style-name="P2">Не кладите трубку!</text:p>
        </text:list-item>
        <text:list-item>
          <text:p text:style-name="P2">Отпустите верёвку.</text:p>
        </text:list-item>
        <text:list-item>
          <text:p text:style-name="P2">У меня лёгкий жар.</text:p>
        </text:list-item>
        <text:list-item>
          <text:p text:style-name="P2">Я всегда довольна.</text:p>
        </text:list-item>
        <text:list-item>
          <text:p text:style-name="P2">Я увидела автобус.</text:p>
        </text:list-item>
        <text:list-item>
          <text:p text:style-name="P2"><text:soft-page-break/>Давай сядем вперёд.</text:p>
        </text:list-item>
        <text:list-item>
          <text:p text:style-name="P2">Машина быстро едет.</text:p>
        </text:list-item>
        <text:list-item>
          <text:p text:style-name="P2">О, вот моя девочка.</text:p>
        </text:list-item>
        <text:list-item>
          <text:p text:style-name="P2">Положи куда хочешь.</text:p>
        </text:list-item>
        <text:list-item>
          <text:p text:style-name="P2">Ты хотел его убить?</text:p>
        </text:list-item>
        <text:list-item>
          <text:p text:style-name="P2">Это Рио-де-Жанейро!</text:p>
        </text:list-item>
        <text:list-item>
          <text:p text:style-name="P2">Я плохо сделал это.</text:p>
        </text:list-item>
        <text:list-item>
          <text:p text:style-name="P2">Вы бывали в Лондоне?</text:p>
        </text:list-item>
        <text:list-item>
          <text:p text:style-name="P2">Им приснился кошмар.</text:p>
        </text:list-item>
        <text:list-item>
          <text:p text:style-name="P2">Мы с тобой не такие.</text:p>
        </text:list-item>
        <text:list-item>
          <text:p text:style-name="P2">Они любят апельсины?</text:p>
        </text:list-item>
        <text:list-item>
          <text:p text:style-name="P2">Сейчас все работают.</text:p>
        </text:list-item>
        <text:list-item>
          <text:p text:style-name="P2">У него странное имя.</text:p>
        </text:list-item>
        <text:list-item>
          <text:p text:style-name="P2">Я волнуюсь за детей.</text:p>
        </text:list-item>
        <text:list-item>
          <text:p text:style-name="P2">Я римский гражданин.</text:p>
        </text:list-item>
        <text:list-item>
          <text:p text:style-name="P2">Вы молодой и сильный.</text:p>
        </text:list-item>
        <text:list-item>
          <text:p text:style-name="P2">Какого цвета зеркало?</text:p>
        </text:list-item>
        <text:list-item>
          <text:p text:style-name="P2">Мы подождали снаружи.</text:p>
        </text:list-item>
        <text:list-item>
          <text:p text:style-name="P2">Он едет очень быстро.</text:p>
        </text:list-item>
        <text:list-item>
          <text:p text:style-name="P2">Простите, я задремал.</text:p>
        </text:list-item>
        <text:list-item>
          <text:p text:style-name="P2">У вас есть мороженое?</text:p>
        </text:list-item>
        <text:list-item>
          <text:p text:style-name="P2">Я не понял его шутки.</text:p>
        </text:list-item>
        <text:list-item>
          <text:p text:style-name="P2">В вышине парила птица.</text:p>
        </text:list-item>
        <text:list-item>
          <text:p text:style-name="P2">Думаю, я ему нравлюсь.</text:p>
        </text:list-item>
        <text:list-item>
          <text:p text:style-name="P2">Мне не о чем сожалеть.</text:p>
        </text:list-item>
        <text:list-item>
          <text:p text:style-name="P2">Не рассказывай сказки!</text:p>
        </text:list-item>
        <text:list-item>
          <text:p text:style-name="P2">Он упорно всё отрицал.</text:p>
        </text:list-item>
        <text:list-item>
          <text:p text:style-name="P2">С Рождеством, дорогая!</text:p>
        </text:list-item>
        <text:list-item>
          <text:p text:style-name="P2">У нас есть снаряжение.</text:p>
        </text:list-item>
        <text:list-item>
          <text:p text:style-name="P2">Эту песню мы уже пели.</text:p>
        </text:list-item>
        <text:list-item>
          <text:p text:style-name="P2">Я опоздаю на собрание.</text:p>
        </text:list-item>
        <text:list-item>
          <text:p text:style-name="P2">Возможности бесконечны.</text:p>
        </text:list-item>
        <text:list-item>
          <text:p text:style-name="P2">Его ум потерял остроту.</text:p>
        </text:list-item>
        <text:list-item>
          <text:p text:style-name="P2">Мне не по себе от него.</text:p>
        </text:list-item>
        <text:list-item>
          <text:p text:style-name="P2"><text:soft-page-break/>Ненавижу грязные шутки.</text:p>
        </text:list-item>
        <text:list-item>
          <text:p text:style-name="P2">Он посмеялся надо мной.</text:p>
        </text:list-item>
        <text:list-item>
          <text:p text:style-name="P2">Сколько наших там было?</text:p>
        </text:list-item>
        <text:list-item>
          <text:p text:style-name="P2">Ты что, разума лишился?</text:p>
        </text:list-item>
        <text:list-item>
          <text:p text:style-name="P2">Это нечасто происходит.</text:p>
        </text:list-item>
        <text:list-item>
          <text:p text:style-name="P2">Я не знал, что выиграю.</text:p>
        </text:list-item>
        <text:list-item>
          <text:p text:style-name="P2">Киев — мой любимый город.</text:p>
        </text:list-item>
        <text:list-item>
          <text:p text:style-name="P2">Когда начнется собрание?</text:p>
        </text:list-item>
        <text:list-item>
          <text:p text:style-name="P2">Мы рассчитываем на тебя.</text:p>
        </text:list-item>
        <text:list-item>
          <text:p text:style-name="P2">Она с ума по мне сходит.</text:p>
        </text:list-item>
        <text:list-item>
          <text:p text:style-name="P2">Постарайся быть умницей.</text:p>
        </text:list-item>
        <text:list-item>
          <text:p text:style-name="P2">Я вынуждена согласиться.</text:p>
        </text:list-item>
        <text:list-item>
          <text:p text:style-name="P2">Я принёс эти цветы тебе.</text:p>
        </text:list-item>
        <text:list-item>
          <text:p text:style-name="P2">Всегда есть чем заняться.</text:p>
        </text:list-item>
        <text:list-item>
          <text:p text:style-name="P2">Если ты готов, мы начнём.</text:p>
        </text:list-item>
        <text:list-item>
          <text:p text:style-name="P2">Мне нравится быть с ними.</text:p>
        </text:list-item>
        <text:list-item>
          <text:p text:style-name="P2">Не выражайся, пожалуйста.</text:p>
        </text:list-item>
        <text:list-item>
          <text:p text:style-name="P2">Он не хочет меня слушать.</text:p>
        </text:list-item>
        <text:list-item>
          <text:p text:style-name="P2">Самое сложное — решиться.</text:p>
        </text:list-item>
        <text:list-item>
          <text:p text:style-name="P2">Ты ко мне присоединишься?</text:p>
        </text:list-item>
        <text:list-item>
          <text:p text:style-name="P2">Что ты должен был делать?</text:p>
        </text:list-item>
        <text:list-item>
          <text:p text:style-name="P2">Я за тобой попозже заеду.</text:p>
        </text:list-item>
        <text:list-item>
          <text:p text:style-name="P2">Я скажу им, что ты здесь.</text:p>
        </text:list-item>
        <text:list-item>
          <text:p text:style-name="P2">Вы всерьёз думаете уехать?</text:p>
        </text:list-item>
        <text:list-item>
          <text:p text:style-name="P2">Мне эта позиция не близка.</text:p>
        </text:list-item>
        <text:list-item>
          <text:p text:style-name="P2">Не надо, я сама ему скажу.</text:p>
        </text:list-item>
        <text:list-item>
          <text:p text:style-name="P2">Он проживал вместе с нами.</text:p>
        </text:list-item>
        <text:list-item>
          <text:p text:style-name="P2">Сколько воды ты выпиваешь?</text:p>
        </text:list-item>
        <text:list-item>
          <text:p text:style-name="P2">Ты сказала, что любишь их.</text:p>
        </text:list-item>
        <text:list-item>
          <text:p text:style-name="P2">Это в корне несправедливо.</text:p>
        </text:list-item>
        <text:list-item>
          <text:p text:style-name="P2">Я могу положиться на Кена.</text:p>
        </text:list-item>
        <text:list-item>
          <text:p text:style-name="P2">Я угодил в замкнутый круг.</text:p>
        </text:list-item>
        <text:list-item>
          <text:p text:style-name="P2">Вы приготовили свой костюм?</text:p>
        </text:list-item>
        <text:list-item>
          <text:p text:style-name="P2">Ну, я этого и не знал даже.</text:p>
        </text:list-item>
        <text:list-item>
          <text:p text:style-name="P2"><text:soft-page-break/>Очень хорошо, поцелуй меня.</text:p>
        </text:list-item>
        <text:list-item>
          <text:p text:style-name="P2">Спасибо, я как-нибудь сама.</text:p>
        </text:list-item>
        <text:list-item>
          <text:p text:style-name="P2">У Вас раньше болело сердце?</text:p>
        </text:list-item>
        <text:list-item>
          <text:p text:style-name="P2">Это странновато прозвучало.</text:p>
        </text:list-item>
        <text:list-item>
          <text:p text:style-name="P2">Я не могу тебе ничего дать.</text:p>
        </text:list-item>
        <text:list-item>
          <text:p text:style-name="P2">Я что, должна тебя бояться?</text:p>
        </text:list-item>
        <text:list-item>
          <text:p text:style-name="P2">Китай намного больше Японии.</text:p>
        </text:list-item>
        <text:list-item>
          <text:p text:style-name="P2">Мы не рождаемся всезнающими.</text:p>
        </text:list-item>
        <text:list-item>
          <text:p text:style-name="P2">Она дала сыну немного денег.</text:p>
        </text:list-item>
        <text:list-item>
          <text:p text:style-name="P2">Пожалуйста, принесите салат.</text:p>
        </text:list-item>
        <text:list-item>
          <text:p text:style-name="P2">Твоё предложение ещё в силе?</text:p>
        </text:list-item>
        <text:list-item>
          <text:p text:style-name="P2">У нас только один телевизор.</text:p>
        </text:list-item>
        <text:list-item>
          <text:p text:style-name="P2">Я велел сыну починить дверь.</text:p>
        </text:list-item>
        <text:list-item>
          <text:p text:style-name="P2">Я поеду завтра утром в семь.</text:p>
        </text:list-item>
        <text:list-item>
          <text:p text:style-name="P2">Вероятно, это ложная тревога.</text:p>
        </text:list-item>
        <text:list-item>
          <text:p text:style-name="P2">Думаю, ты на правильном пути.</text:p>
        </text:list-item>
        <text:list-item>
          <text:p text:style-name="P2">Меня так задолбала эта песня.</text:p>
        </text:list-item>
        <text:list-item>
          <text:p text:style-name="P2">Нас, кажется, не представили.</text:p>
        </text:list-item>
        <text:list-item>
          <text:p text:style-name="P2">Он мой друг. Ты с ним знаком?</text:p>
        </text:list-item>
        <text:list-item>
          <text:p text:style-name="P2">Этого никто никогда не делал.</text:p>
        </text:list-item>
        <text:list-item>
          <text:p text:style-name="P2">Я не знала, что ты ещё здесь.</text:p>
        </text:list-item>
        <text:list-item>
          <text:p text:style-name="P2">Я хочу немного чая с сахаром.</text:p>
        </text:list-item>
        <text:list-item>
          <text:p text:style-name="P2">Гордость надо иметь, гордость.</text:p>
        </text:list-item>
        <text:list-item>
          <text:p text:style-name="P2">Кому принадлежит этот участок?</text:p>
        </text:list-item>
        <text:list-item>
          <text:p text:style-name="P2">Он всегда смеётся и веселится.</text:p>
        </text:list-item>
        <text:list-item>
          <text:p text:style-name="P2">Правда может быть больнее лжи.</text:p>
        </text:list-item>
        <text:list-item>
          <text:p text:style-name="P2">Ты ездишь в школу на автобусе?</text:p>
        </text:list-item>
        <text:list-item>
          <text:p text:style-name="P2">Эта кошка чёрная. Собака тоже?</text:p>
        </text:list-item>
        <text:list-item>
          <text:p text:style-name="P2">Я не буду ничего переделывать.</text:p>
        </text:list-item>
        <text:list-item>
          <text:p text:style-name="P2">Германия граничит с Голландией.</text:p>
        </text:list-item>
        <text:list-item>
          <text:p text:style-name="P2">Кому принадлежит это имущество?</text:p>
        </text:list-item>
        <text:list-item>
          <text:p text:style-name="P2">Он завидует всем своим друзьям.</text:p>
        </text:list-item>
        <text:list-item>
          <text:p text:style-name="P2">Простите, я не это имел в виду.</text:p>
        </text:list-item>
        <text:list-item>
          <text:p text:style-name="P2">Ты очень много для меня сделал.</text:p>
        </text:list-item>
        <text:list-item>
          <text:p text:style-name="P2"><text:soft-page-break/>Это одна из моих любимых песен.</text:p>
        </text:list-item>
        <text:list-item>
          <text:p text:style-name="P2">Я не сомневаюсь, что он придет.</text:p>
        </text:list-item>
        <text:list-item>
          <text:p text:style-name="P2">Вам не кажется, что это странно?</text:p>
        </text:list-item>
        <text:list-item>
          <text:p text:style-name="P2">Его семья ни в чём не нуждается.</text:p>
        </text:list-item>
        <text:list-item>
          <text:p text:style-name="P2">Никогда я не делал это в машине.</text:p>
        </text:list-item>
        <text:list-item>
          <text:p text:style-name="P2">Пожалуйста, не курите в комнате.</text:p>
        </text:list-item>
        <text:list-item>
          <text:p text:style-name="P2">Тебе что, больше нечем заняться?</text:p>
        </text:list-item>
        <text:list-item>
          <text:p text:style-name="P2">Что ты можешь мне о нём сказать?</text:p>
        </text:list-item>
        <text:list-item>
          <text:p text:style-name="P2">Я не знаю, что вы о них слышали.</text:p>
        </text:list-item>
        <text:list-item>
          <text:p text:style-name="P2">Большинство школ сегодня закрыты.</text:p>
        </text:list-item>
        <text:list-item>
          <text:p text:style-name="P2">Мне совершенно незачем вам врать.</text:p>
        </text:list-item>
        <text:list-item>
          <text:p text:style-name="P2">Никто не знает, что будет завтра.</text:p>
        </text:list-item>
        <text:list-item>
          <text:p text:style-name="P2">Ты ещё не знаешь самого главного.</text:p>
        </text:list-item>
        <text:list-item>
          <text:p text:style-name="P2">Это очень ненадёжная конструкция.</text:p>
        </text:list-item>
        <text:list-item>
          <text:p text:style-name="P2">Я осмелюсь сказать, что вы правы.</text:p>
        </text:list-item>
        <text:list-item>
          <text:p text:style-name="P2">В руках он держал большую коробку.</text:p>
        </text:list-item>
        <text:list-item>
          <text:p text:style-name="P2">Как бы я хотел быть рядом с тобой!</text:p>
        </text:list-item>
        <text:list-item>
          <text:p text:style-name="P2">Он меня любит, и я тоже его люблю.</text:p>
        </text:list-item>
        <text:list-item>
          <text:p text:style-name="P2">Я не согласен с твоим объяснением.</text:p>
        </text:list-item>
        <text:list-item>
          <text:p text:style-name="P2">Их много, и они вооружены до зубов.</text:p>
        </text:list-item>
        <text:list-item>
          <text:p text:style-name="P2">Он размышлял о своей будущей жизни.</text:p>
        </text:list-item>
        <text:list-item>
          <text:p text:style-name="P2">Там, где правит сила, закон молчит.</text:p>
        </text:list-item>
        <text:list-item>
          <text:p text:style-name="P2">Я бы очень хотел знать твоё мнение.</text:p>
        </text:list-item>
        <text:list-item>
          <text:p text:style-name="P2">Дети решили проблему самостоятельно.</text:p>
        </text:list-item>
        <text:list-item>
          <text:p text:style-name="P2">Можно сделать тебе одно предложение?</text:p>
        </text:list-item>
        <text:list-item>
          <text:p text:style-name="P2">Она упала и сломала себе левую ногу.</text:p>
        </text:list-item>
        <text:list-item>
          <text:p text:style-name="P2">Для деревни это многое будет значить.</text:p>
        </text:list-item>
        <text:list-item>
          <text:p text:style-name="P2">Моя сестра готовит нам вкусные блюда.</text:p>
        </text:list-item>
        <text:list-item>
          <text:p text:style-name="P2">Они часто говорят, что жизнь коротка.</text:p>
        </text:list-item>
        <text:list-item>
          <text:p text:style-name="P2">Такой шум, что невозможно заниматься!</text:p>
        </text:list-item>
        <text:list-item>
          <text:p text:style-name="P2">В какой части страны они обосновались?</text:p>
        </text:list-item>
        <text:list-item>
          <text:p text:style-name="P2">Когда ты в последний раз ела баранину?</text:p>
        </text:list-item>
        <text:list-item>
          <text:p text:style-name="P2">Никто не знает, что вскоре произойдёт.</text:p>
        </text:list-item>
        <text:list-item>
          <text:p text:style-name="P2">Сами слышал четыре отдельных выстрела.</text:p>
        </text:list-item>
        <text:list-item>
          <text:p text:style-name="P2"><text:soft-page-break/>Я в последнее время ничего не покупал.</text:p>
        </text:list-item>
        <text:list-item>
          <text:p text:style-name="P3">Боишься <text:span text:style-name="T1">—</text:span> не начинай, начал <text:span text:style-name="T1">—</text:span> не бойся.</text:p>
        </text:list-item>
        <text:list-item>
          <text:p text:style-name="P2">Как вылупился утёнок, так и бух в воду.</text:p>
        </text:list-item>
        <text:list-item>
          <text:p text:style-name="P2">Результат не заставил себя долго ждать.</text:p>
        </text:list-item>
        <text:list-item>
          <text:p text:style-name="P2">Ты единственный, кого я знаю в Бостоне.</text:p>
        </text:list-item>
        <text:list-item>
          <text:p text:style-name="P2">Я знаю, что ты не можешь этого сделать.</text:p>
        </text:list-item>
        <text:list-item>
          <text:p text:style-name="P2">В чарте эта песня занимает первое место.</text:p>
        </text:list-item>
        <text:list-item>
          <text:p text:style-name="P2">Может быть, когда-нибудь ты это поймёшь.</text:p>
        </text:list-item>
        <text:list-item>
          <text:p text:style-name="P2">Он ушёл другой дорогой! Мы его упустили!</text:p>
        </text:list-item>
        <text:list-item>
          <text:p text:style-name="P2">Это правда, что у слонов хорошая память?</text:p>
        </text:list-item>
        <text:list-item>
          <text:p text:style-name="P2">Больше никогда не заставляйте меня ждать!</text:p>
        </text:list-item>
        <text:list-item>
          <text:p text:style-name="P2">Он говорит, что навсегда покидает страну.</text:p>
        </text:list-item>
        <text:list-item>
          <text:p text:style-name="P2">Этот момент заслуживает особого внимания.</text:p>
        </text:list-item>
        <text:list-item>
          <text:p text:style-name="P2">Возьми с неё слово, что она будет молчать.</text:p>
        </text:list-item>
        <text:list-item>
          <text:p text:style-name="P2">Многие виды животных исчезли с лица земли.</text:p>
        </text:list-item>
        <text:list-item>
          <text:p text:style-name="P2">Поле битвы было полно мертвых и умирающих.</text:p>
        </text:list-item>
        <text:list-item>
          <text:p text:style-name="P2">Ты всю ночь плакала? У тебя глаза опухшие.</text:p>
        </text:list-item>
        <text:list-item>
          <text:p text:style-name="P2">Я погуляю с вашей собакой, если вы хотите.</text:p>
        </text:list-item>
        <text:list-item>
          <text:p text:style-name="P2">Землетрясение причинило значительный ущерб.</text:p>
        </text:list-item>
        <text:list-item>
          <text:p text:style-name="P2">Она склонна смотреть на вещи с пессимизмом.</text:p>
        </text:list-item>
        <text:list-item>
          <text:p text:style-name="P2">Я могу сделать это в пределах десяти минут.</text:p>
        </text:list-item>
        <text:list-item>
          <text:p text:style-name="P2">Микроволновая печь разогревает еду мгновенно.</text:p>
        </text:list-item>
        <text:list-item>
          <text:p text:style-name="P2">Резиновые сапоги надень, а то ноги промочишь!</text:p>
        </text:list-item>
        <text:list-item>
          <text:p text:style-name="P2">Его реакцию совершенно невозможно предсказать.</text:p>
        </text:list-item>
        <text:list-item>
          <text:p text:style-name="P2">Он подарил мне эту куклу в знак благодарности.</text:p>
        </text:list-item>
        <text:list-item>
          <text:p text:style-name="P2"><text:soft-page-break/>У меня на столе громоздятся книги и документы.</text:p>
        </text:list-item>
        <text:list-item>
          <text:p text:style-name="P2">Даже самый меткий стрелок иногда промахивается.</text:p>
        </text:list-item>
        <text:list-item>
          <text:p text:style-name="P2">Он объяснил всё толково и ясно, привёл примеры.</text:p>
        </text:list-item>
        <text:list-item>
          <text:p text:style-name="P2">Чего она так долго? Она там уже целую вечность.</text:p>
        </text:list-item>
        <text:list-item>
          <text:p text:style-name="P2">Если я женатый, это ещё не значит, что я слепой.</text:p>
        </text:list-item>
        <text:list-item>
          <text:p text:style-name="P2">Прошло два года с тех пор, как она от меня ушла.</text:p>
        </text:list-item>
        <text:list-item>
          <text:p text:style-name="P2">Я не могу позволить себе купить новый велосипед.</text:p>
        </text:list-item>
        <text:list-item>
          <text:p text:style-name="P2">Мы должны быть там примерно через тридцать минут.</text:p>
        </text:list-item>
        <text:list-item>
          <text:p text:style-name="P2">Ты дал ему положительный или отрицательный ответ?</text:p>
        </text:list-item>
        <text:list-item>
          <text:p text:style-name="P2">Если вы хотите остаться здесь, можете это сделать.</text:p>
        </text:list-item>
        <text:list-item>
          <text:p text:style-name="P2">С этого момента каждый идет по избранному им пути.</text:p>
        </text:list-item>
        <text:list-item>
          <text:p text:style-name="P2">Возьмите меня за руку. Я хочу Вам кое-что показать.</text:p>
        </text:list-item>
        <text:list-item>
          <text:p text:style-name="P2">Поставь часы правильно. Они на десять минут спешат.</text:p>
        </text:list-item>
        <text:list-item>
          <text:p text:style-name="P2">Большинство документов изначально не имеет названия.</text:p>
        </text:list-item>
        <text:list-item>
          <text:p text:style-name="P2">Почему ты с ней говоришь, если она тебе не нравится?</text:p>
        </text:list-item>
        <text:list-item>
          <text:p text:style-name="P2">Возобновите чтение с того места, где вы остановились.</text:p>
        </text:list-item>
        <text:list-item>
          <text:p text:style-name="P2">С приходом весны всё постепенно возвращается к жизни.</text:p>
        </text:list-item>
        <text:list-item>
          <text:p text:style-name="P2"><text:soft-page-break/>Если погода позволит, в воскресенье мы пойдём на пляж.</text:p>
        </text:list-item>
        <text:list-item>
          <text:p text:style-name="P2">Ровно шесть лет назад я впервые побывал в Новой Зеландии.</text:p>
        </text:list-item>
        <text:list-item>
          <text:p text:style-name="P2">Непременно готовь его на медленном огне, чтобы не закипел.</text:p>
        </text:list-item>
        <text:list-item>
          <text:p text:style-name="P2">Медсестра измерила у него температуру с помощью градусника.</text:p>
        </text:list-item>
        <text:list-item>
          <text:p text:style-name="P2">Инкубационный период яйца чайки составляет от 20 до 30 дней.</text:p>
        </text:list-item>
        <text:list-item>
          <text:p text:style-name="P2">И я постепенно вышел из этого плачевного душевного состояния.</text:p>
        </text:list-item>
        <text:list-item>
          <text:p text:style-name="P2">Мало того, что вы хам, гнусный враль, вы ещё и крепкий драчун.</text:p>
        </text:list-item>
        <text:list-item>
          <text:p text:style-name="P2">Он в каждой бочке затычка. Очень любит повсюду свой нос совать.</text:p>
        </text:list-item>
        <text:list-item>
          <text:p text:style-name="P2">Если стресс носит затяжной характер, организм быстро изнашивается.</text:p>
        </text:list-item>
        <text:list-item>
          <text:p text:style-name="P2">Отопление было отключено большую часть времени. В квартире прохладно.</text:p>
        </text:list-item>
        <text:list-item>
          <text:p text:style-name="P2">Ну что ты так меня пронзаешь взглядом, будто я воплощение зла какое-то?</text:p>
        </text:list-item>
        <text:list-item>
          <text:p text:style-name="P2">«Сколько у тебя братьев?» — «К сожалению, нисколько. Я единственный сын».</text:p>
        </text:list-item>
        <text:list-item>
          <text:p text:style-name="P2">Лаура было сделала шаг вперёд, но в последний момент развернулась и убежала.</text:p>
        </text:list-item>
        <text:list-item>
          <text:p text:style-name="P2">На первый взгляд задача кажется простой, но на самом деле она довольно сложная.</text:p>
        </text:list-item>
        <text:list-item>
          <text:p text:style-name="P2">Все говорят о бессознательном, но никто не может сказать, что это собственно такое.</text:p>
        </text:list-item>
        <text:list-item>
          <text:p text:style-name="P2">Ну и видок у тебя! Поделись, что стряслось? Когда мы вчера расставались, всё было как обычно.</text:p>
        </text:list-item>
        <text:list-item>
          <text:p text:style-name="P2"><text:soft-page-break/>Иногда ведь бывает и обратное. Человек думает, что всё плохо, а на самом деле всё обстоит по-другому.</text:p>
        </text:list-item>
        <text:list-item>
          <text:p text:style-name="P2">Он приказал: «Казнить нельзя, помиловать», однако, к несчастью, секретарь написал: «Казнить, нельзя помиловать».</text:p>
        </text:list-item>
        <text:list-item>
          <text:p text:style-name="P2">В эфире наша постоянная рубрика «репортаж из ада». Сегодня мы увидим, в каком состоянии находится городская больница города Ковров.</text:p>
        </text:list-item>
        <text:list-item>
          <text:p text:style-name="P2">Грецию можно сравнить с заключённым концентрационного лагеря перед голодной смертью, которому говорят, что он не должен больше питаться.</text:p>
        </text:list-item>
        <text:list-item>
          <text:p text:style-name="P2">Вот уже два года в США более 10% научно-фантастических книг продаётся в электронном виде, а не в печатном, и этот процент постоянно растёт.</text:p>
        </text:list-item>
        <text:list-item>
          <text:p text:style-name="P2">В XIX веке Парагвай был единственным государством Латинской Америки, у которого не было внешнего долга, потому что ему хватало своих ресурсов.</text:p>
        </text:list-item>
        <text:list-item>
          <text:p text:style-name="P2">Исаак — еврей, но его родной язык — арабский. Английский — его второй язык. Французский — третий. Что касается иврита, то это его четвёртый язык.</text:p>
        </text:list-item>
        <text:list-item>
          <text:p text:style-name="P2">Ускоряющееся транспортное средство заскользило и врезалось передней частью в заднюю часть грузовика, прежде чем водитель смог сказать <text:span text:style-name="T8">«</text:span>Джек Робинсон<text:span text:style-name="T8">»</text:span>.</text:p>
        </text:list-item>
        <text:list-item>
          <text:p text:style-name="P2">К счастью, теперь у нас в руках есть такое стенобитное орудие, и давайте же будем его использовать до тех пор, пока мир не станет «одной большой семьёй».</text:p>
        </text:list-item>
        <text:list-item>
          <text:p text:style-name="P2">Американские людоеды в профессорских мантиях, следуя примеру своих немецких и <text:soft-page-break/>японских учителей, испытывают изобретенные ими средства убийства на живых людях.</text:p>
        </text:list-item>
        <text:list-item>
          <text:p text:style-name="P2">В 2013 году Агентство наделили дополнительными полномочиями по проведению экспертизы цен на товары, производимые и реализуемые субъектом государственной монополии.</text:p>
        </text:list-item>
        <text:list-item>
          <text:p text:style-name="P2">Наши власти выдают на-гора всё более и более оригинальные законы: от введения крепостного права для работников деревообрабатывающих предприятий до налога на тунеядство.</text:p>
        </text:list-item>
        <text:list-item>
          <text:p text:style-name="P2">Как только мы остались одни, цыганка вынула из сундука колоду карт, видимо, немало ей послужившую, магнит, сушёного хамелеона и другие предметы, необходимые для её искусства.</text:p>
        </text:list-item>
        <text:list-item>
          <text:p text:style-name="P2">Шарль Гуно говаривал так: “Когда мне было двадцать лет, я признавал только самого себя. Тридцати лет я говорил уже «я и Моцарт», сорока «Моцарт и я», а теперь я говорю уже только «Моцарт»”.</text:p>
        </text:list-item>
        <text:list-item>
          <text:p text:style-name="P2">Так, например, заработная плата рабочего англо-иранской нефтяной компании до ее ликвидации иранским правительством зависела от его национальности, языка, на котором рабочий говорит, подданства и пр.</text:p>
        </text:list-item>
        <text:list-item>
          <text:p text:style-name="P2">В случае, предусмотренном статьей 48 Конституции, лицом, принявшим на себя полномочия Президента Республики Казахстан, присяга приносится в течение одного месяца со дня принятия полномочий Президента Республики.</text:p>
        </text:list-item>
        <text:list-item>
          <text:p text:style-name="P2">Самым неравным финалом Большого Шлема в истории тенниса был финал «Ролан Гаррос»<text:span text:style-name="T3">—</text:span>1988, в котором Штеффи Граф из ФРГ уничтожила <text:soft-page-break/>представляющую СССР Наталью Звереву со счётом 6‑0, 6‑0. Весь матч продолжался каких-то 34 минуты.</text:p>
        </text:list-item>
        <text:list-item>
          <text:p text:style-name="P2">Ребята, по-моему, у меня проблема с Баттлфилдом. Я начинаю играть, убиваю несколько врагов, но, когда я пытаюсь перезарядить оружие, почему-то открывается главное меню. Потом я возвращаюсь в игру, убиваю ещё несколько врагов, повторно перезаряжаюсь — и игра вылетает!</text:p>
        </text:list-item>
        <text:list-item>
          <text:p text:style-name="P2">От этого закона в выигрыше окажется широкий круг украинцев — от обычных фотолюбителей (ведь даже простое фото с памятником может считаться нарушением закона!) до художественных фотографов и кинематографистов, которые получат возможность без препятствий снимать фильмы про современные архитектуру и искусство.</text:p>
        </text:list-item>
        <text:list-item>
          <text:p text:style-name="P2">Одна из причин, по которой Твиттер популярен в Японии, заключается в своеобразии японского языка. Использующий идеограммы японский язык, не соперничая с китайским, может вместить в сто сорок знаков больше смысла, чем многие другие языки. К слову сказать, японский вариант этого предложения записывается с помощью ровно ста сорока знаков. А сколько знаков потребуется в другом языке?</text:p>
        </text:list-item>
        <text:list-item>
          <text:p text:style-name="P2">Один из примеров неожиданной пользы, которую революции в других странах приносят крупным западным городам, — обеспечение их таксистами — выходцами из изгнанных элит. Так, вас может подвозить русский князь, экс-губернатор провинции в Иране, бывший камбоджийский дипломат или южновьетнамский генерал. С ними <text:soft-page-break/>всё же интереснее, чем с местными с их докучливыми разговорами о погоде и футболе.</text:p>
        </text:list-item>
        <text:list-item>
          <text:p text:style-name="P2">Пациент приходит к врачу за исцелением, а его в целях наживы используют как подопытного кролика для клинических испытаний новых лекарств. Всё это выглядит как сюжет второсортного фильма ужасов. Однако в пятидесяти клиниках ГДР прошло около шестисот подобных клинических испытаний. Клиники по заказу западных фармаконцернов проводили испытания новых медикаментов без ведома самих пациентов.</text:p>
        </text:list-item>
        <text:list-item>
          <text:p text:style-name="P2">Стремясь скрыть империалистические корни политики агрессии и оправдать империалистическую войну, мальтузианцы трубят на весь мир, что война, дескать, благодетельное для человечества явление, так как она является будто бы «орудием прогресса и естественного отбора», универсальным средством для разрешения «проблемы перенаселенности земли» посредством массового уничтожения «избыточного населения».</text:p>
        </text:list-item>
        <text:list-item>
          <text:p text:style-name="P2">Совершенными числами называют такие натуральные числа, которые равны сумме всех своих натуральных делителей, исключая их самих. Например, 6=3+2+1, 28=14+7+4+2+1. Частота их встречаемости резко уменьшается с ростом: если первое число равно 6, а второе — 28, то уже третье — 496, четвёртое — 8128. Алгоритм поиска совершенных чисел не найден по сей день; не выяснено даже, конечно их количество или нет.</text:p>
        </text:list-item>
        <text:list-item>
          <text:p text:style-name="P2">Опция «Расположение» позволяет выбрать режим показа изображения. Есть четыре варианта показа: «отцентрировать», «замостить», «растянуть» и «авторазмер». Вариант «отцентрировать» позволяет показать много копий изображения рядом <text:soft-page-break/>друг с другом, «растянуть» позволяет привести размер изображения к размеру области показа, а «авторазмер»  —  изменить масштаб изображения в соответствии с размерами области показа.</text:p>
        </text:list-item>
        <text:list-item>
          <text:p text:style-name="P4">Дело журналистов <text:span text:style-name="T1">—</text:span> уничтожать правду, открыто лгать, искажать, поносить, лебезить у ног Мамоны и торговать собственной страной и своим народом ради пропитания. Вы это знаете, и я это знаю, и что за вздор предлагать тост за независимую прессу? Мы <text:span text:style-name="T1">—</text:span> марионетки; они дёргают за ниточки, и мы пляшем. Наши таланты, наши возможности и наши жизни <text:span text:style-name="T1">—</text:span> всё это собственность других людей. Мы <text:span text:style-name="T1">—</text:span> интеллектуальные проститутки.</text:p>
        </text:list-item>
        <text:list-item>
          <text:p text:style-name="P2">Единственная доступная человеку свобода — свобода личного выбора. А тут хотят повлиять на неё на государственном уровне. Есть рыбу или мясо, надевать блузку или футболку, любить мужчину или женщину... Какая государству должна быть разница, кто из его граждан как занимаются сексом? Почему предпочитать по цвету волос, размеру груди или даже костюмированным играм можно, а вот предпочитать определённый пол — нельзя?</text:p>
        </text:list-item>
        <text:list-item>
          <text:p text:style-name="P2">Знание второго языка даёт ребёнку больше различных возможностей. Оно предоставляет ему возможности для более широкого общения, знакомит его с другой культурой, способствует развитию открытости и толерантности, стимулирует его творчество, поднимает его самооценку и развивает социальные навыки. Использование второго языка в семье обогащает среду ребёнка стимулами, которые благоприятствуют его умственному развитию.</text:p>
        </text:list-item>
        <text:list-item>
          <text:p text:style-name="P2"><text:soft-page-break/>Питающиеся водой хорошо плавают и легко переносят холод, питающиеся землёй умны, хотя и не имеют сердца. Питающиеся деревьями сильны и злобны, травоядные — бегучи и глупы. Питающиеся листьями выпускают нити и превращаются в бабочек. Питающиеся мясом свирепы и смелы. Питающиеся эфиром обретают божественную мудрость и долголетие. Питающиеся злаками умны, но погибают безвременно. А те, что не едят и не умирают, — это боги.</text:p>
        </text:list-item>
        <text:list-item>
          <text:p text:style-name="P2">Сестра жены работает в прокуратуре. Попросила как-то её забрать с работы, а заодно и сослуживицу подвезти. Садимся: сестра назад, подружка вперёд. Я трогаюсь и прошу: «Пристегнитесь, пожалуйста». Ответ: «Не надо, у меня удостоверение». Я ударяю ногой по педали тормоза, физия подружки приземляется в приборную панель. На заданный мною резонный вопрос — «Помогло удостоверение?» — меня обозвали психом и покинули автомобиль...</text:p>
        </text:list-item>
        <text:list-item>
          <text:p text:style-name="P2">Знаменитые гавайские белопесчаные пляжи, например, на самом деле обязаны своим происхождением помёту рыб-попугаев. Своими похожими на клювы попугаев ртами они соскабливают водоросли с камней и мёртвых кораллов; несъедобные частички карбоната кальция, который служит строительным материалом для рифов (они состоят, в основном, из коралловых скелетов), перетираются в их пищеварительном тракте и затем выводятся из организма в виде песка.</text:p>
        </text:list-item>
        <text:list-item>
          <text:p text:style-name="P2">Испанцы на своих конях, с мечами и копьями стали учинять необычайные жестокости. Вступая в деревни и селения, они не оставляли в живых ни детей, ни стариков, ни беременных женщин, ни <text:soft-page-break/>рожениц. Им вскрывали животы и разрезали на куски, словно забивали запертых в загоне баранов. Делались ставки, кто с одного удара меча разрежет жертву пополам или кто более умело и проворно с одного удара отсечёт голову и даже кто лучше одним ударом меча вскроет человеку внутренности.</text:p>
        </text:list-item>
        <text:list-item>
          <text:p text:style-name="P2">Некоторый человек шел из Иерусалима в Иерихон и попался разбойникам, которые сняли с него одежду, изранили его и ушли, оставив его едва живым. По случаю один священник шел тою дорогою и, увидев его, прошел мимо. Также и левит, быв на том месте, подошел, посмотрел и прошел мимо. Самарянин же некто, проезжая, нашел на него и, увидев его, сжалился и, подойдя, перевязал ему раны, возливая масло и вино; и, посадив его на своего осла, привез его в гостиницу и позаботился о нем.</text:p>
        </text:list-item>
        <text:list-item>
          <text:p text:style-name="P2">«Здравствуйте, у вас есть пластыри против мозолей?» — «Да, конечно. Сухая или водянистая?» — «Водянистая». — «Есть такие пластыри по 220 рублей, есть такие-то по 130, а есть вот такие по 180, — работница аптеки показывает на витрине упаковки с цветастыми картинками. — У вас мозоль-то где?» — «Прямо на подошве стопы, аж наступать больно». — «Ага, — произносит аптекарь и достаёт из-под стойки пластыри в картонной упаковке без картинок. — С вас 10 рублей». Обожаю честных продавцов!</text:p>
        </text:list-item>
        <text:list-item>
          <text:p text:style-name="P2">Однако, разница между естественным языком и языком иску<text:span text:style-name="T10">с</text:span>ственным состоит в том, что, в то время, как в первом случае допускается применение только тех языковых конструкций, которые встречаются у хороших писателей, — в языке иску<text:span text:style-name="T10">с</text:span>ственном каждый вправе применять <text:soft-page-break/>вариант более логичный, даже если до сих пор его ещё никто не использовал, и он может быть уверен, что если его вариант действительно лучше, он вскоре обретёт множество последователей и постепенно вытеснит вариант старый, менее логичный, хотя и более употребимый пока.</text:p>
        </text:list-item>
        <text:list-item>
          <text:p text:style-name="P2">Функциональный чай — это чай, который способен усилить определенные функции Вашего организма. Это может быть чай очистительный, желчегонный, мочегонный, потогонный, отхаркивающий, желудочный, сокогонный, слабительный, печеночный, почечный, легочный, сердечный, сосудистый, антилипидный, седативный, успокоительный, тонизирующий, противоглистный, иммуностимулирующий, стимулирующий, сердечно-сосудистый, противомикробный, противовирусный, противораковый, противогеморроидальный, кровоостанавливающий, маточный, противодиабетический.</text:p>
        </text:list-item>
        <text:list-item>
          <text:p text:style-name="P2">Превосходство белого человека в мире должно сохраняться, несмотря на все совершённые им жестокости, потому что хотя люди протестуют и жалуются, в конце концов они тянутся к материальным благам и комфорту, которые предлагает мировой капитализм, хоть это и означает для них потерю собственной культуры и уничтожение других народов. С другой стороны, очень немногие хотят уехать жить в страну, полную негров, бедняков и угнетённых граждан лишь из любви к ближнему. Всякий, кто говорит обратное и не доказывает это на деле, просто-напросто лицемер.</text:p>
        </text:list-item>
        <text:list-item>
          <text:p text:style-name="P2"><text:soft-page-break/>Понятие «человеколюбие» (Жэнь) похоже на виноделие: когда только начинается брожение и выделяется немного тепла, это и есть Жэнь. Когда выделение тепла достигает максимума, это ритуал-Ли. Когда брожение почти завершено, это справедливость-И. Когда же брожение окончено, жидкость становится похожа на воду: это мудрость-Чжи. Можно также сравнить с сутками: утром свежо и ясно, это Жэнь. В полдень предельно жарко, это Ли. Вечером жара спадает, это И. В полночь же, когда всё завершено без остатка, это Чжи. Если так трактовать, всё становится ясно.</text:p>
        </text:list-item>
        <text:list-item>
          <text:p text:style-name="P4">Знаменитый русский лингвист академик Андрей Зализняк не раз с полной уверенностью заявлял, что принять эсперанто в качестве средства международного общения <text:span text:style-name="T1">—</text:span> было бы идеей тщетной и крайне наивной, ибо как только эсперанто получит значительное распространение, оно непременно начнёт развиваться, всё более и более изменяясь в соответствии с неумолимыми законами лингвистики, и постепенно неизбежно станет столь же сложным, нелогичным и трудным для изучения, как и естественные языки, и не имеющим, следовательно, никаких преимуществ по сравнению с ними.</text:p>
        </text:list-item>
        <text:list-item>
          <text:p text:style-name="P2">Мой русский друг выразил опасение, что бег оказывает повышенную нагрузку на позвоночник и вызывает преждевременный износ суставов. К счастью, я могу его успокоить. Мышцы икр действуют как пружины и смягчают удар. Необходимым условием являются тренированные мышцы икр, и именно это достигается бегом. Бег укрепляет и мышцы, окружающие колено, в результате чего снижается нагрузка на коленный <text:soft-page-break/>сустав. Движение приводит к улучшению циркуляции крови, и это также оказывается полезным для суставов. Необходимо правильно дозировать тренировочные нагрузки. Главное — не переусердствовать!</text:p>
        </text:list-item>
        <text:list-item>
          <text:p text:style-name="P2">Нидерландский композитор Адрианус Валериус (ок. 1575—1625) известен прежде всего тем, что написал музыку для популярной в то время патриотической песни, прославляющей борьбу Семнадцати провинций во главе с Вильгельмом Оранжским против испанского владычества. «Хет Вильгельмус», как её обычно называют, на многие века стала любимой в народе, а в 1932 году была официально принята в качестве гимна страны. Другим известным произведением Валериуса является христианский гимн Wilt heden nu treden, вольный перевод которого на английский прижился в XX веке в Америке и исполняется обычно на день Благодарения.</text:p>
        </text:list-item>
        <text:list-item>
          <text:p text:style-name="P2">Такого явления, как «независимая пресса», на данном этапе мировой истории в Америке не существует. Вы это знаете, и я это знаю. Ни один из вас не осмеливается писать свои искренние взгляды, а если когда и осмеливался, то заранее зная, что они не появятся в печати. Мне еженедельно платят за то, чтобы я держал свои искренние взгляды подальше от газет, с которыми связан. Другим из вас платят похожие жалования за похожие вещи, и каждый из вас, кто будет достаточно глуп, чтобы опубликовать свои искренние взгляды, окажется на улице в поисках другой работы. Если бы я позволил собственным искренним взглядам появиться в одном из выпусков моих газет, не прошло бы и суток, как я потерял бы работу.</text:p>
        </text:list-item>
        <text:list-item>
          <text:p text:style-name="P2"><text:soft-page-break/>Омонимы (слова, звучащие и пишущиеся одинаково) известны в русском языке с древних времён. Такова, например, пара «лук» (оружие) и «лук» (растение). Подобная похожесть при полном отсутствии смысловой связи объясняется тем, что если лук-оружие — исконное для славянских языков слово, родственное «излучине» и отражающее гибкость, изогнутость, то лук-растение — ещё дописьменное заимствование из древнегерманского *laukaz (немецкое Lauch). Впрочем, интересно, что Lauch ныне обозначает только лук-порей, а обыкновенный репчатый лук называется латинским по происхождению словом Zwiebel, откуда «цыбуля» в белорусском и «цибуля» в украинском — так немецкое заимствование вытеснено немецким же заимствованием, но более поздним.</text:p>
        </text:list-item>
        <text:list-item>
          <text:p text:style-name="P2">Нет ничего очевидного в том, что имена Алиса, Адель и Хайди имеют общее происхождение, и тем не менее это так: все они — не что иное, как сокращённые формы имени Аделаида, но давно уже сами ставшие полноправными именами. Древненемецкое имя Адальхейд/Адальхейдис (<text:span text:style-name="T2">«</text:span>благородная») было переиначено франками, сменившими германский франкский на романский старофранцузский, в Аделаиду с выпадением окончания -ис; но, с другой стороны, это же имя дало вариант Аделаис с ослаблением и выпадением согласных во второй части слова. Но этот сокращённый вариант, став самостоятельным именем, сам был подвергнут сокращению и также двоякому: с выпадением конечной части слова получилась современная Адель, а с выпадением середины — Алаис, позже <text:soft-page-break/>Алис, давшее ныне бесчисленные вариации во многих языках.</text:p>
        </text:list-item>
        <text:list-item>
          <text:p text:style-name="P2">Теперь, конечно, люди не хотят войны. С чего бы бедняку с фермы хотеть рисковать своей жизнью на войне, если лучшим, что он может получить от этого, будет возвращение на свою ферму целым и невредимым? Естественно, простые люди не хотят войны — ни русские, ни англичане, ни американцы, ни, раз уж на то пошло, немцы. Это понятно. Но, в конце концов, политику определяют лидеры государств, и очень легко повести людей за собой, демократия ли это или фашистская диктатура, парламентская или коммунистическая диктатура. С правом или без права голоса, люди могут быть легко настроены по указке лидеров. Это легко. Всё, что вам для этого нужно сделать — сказать им, что они подвергаются нападению, и осудить пацифистов за нехватку патриотизма и подвергание страны опасности. Это работает одинаковым образом в любой стране.</text:p>
        </text:list-item>
      </text:list>
      <text:p text:style-name="P1"/>
      <text:p text:style-name="P1"/>
      <text:list xml:id="list4577788782188294598" text:style-name="L3">
        <text:list-item>
          <text:p text:style-name="P5">Мы за ва́ми.</text:p>
        </text:list-item>
        <text:list-item>
          <text:p text:style-name="P5">Меня́ наду́ли.</text:p>
        </text:list-item>
        <text:list-item>
          <text:p text:style-name="P5">Ты из То<text:span text:style-name="T12">́</text:span>кио?</text:p>
        </text:list-item>
        <text:list-item>
          <text:p text:style-name="P5">Вот э́то уда́р!</text:p>
        </text:list-item>
        <text:list-item>
          <text:p text:style-name="P5">Она́ встава́ла.</text:p>
        </text:list-item>
        <text:list-item>
          <text:p text:style-name="P5">Ты их хо́чешь?</text:p>
        </text:list-item>
        <text:list-item>
          <text:p text:style-name="P5">Я тебе́ меша́ю?</text:p>
        </text:list-item>
        <text:list-item>
          <text:p text:style-name="P5">Кто её слома́л?</text:p>
        </text:list-item>
        <text:list-item>
          <text:p text:style-name="P5">Подожди́те нас.</text:p>
        </text:list-item>
        <text:list-item>
          <text:p text:style-name="P5">Я сде́лала э́то.</text:p>
        </text:list-item>
        <text:list-item>
          <text:p text:style-name="P5">За́втра четве́рг.</text:p>
        </text:list-item>
        <text:list-item>
          <text:p text:style-name="P5">Она́ пересо́лена?</text:p>
        </text:list-item>
        <text:list-item>
          <text:p text:style-name="P5"><text:soft-page-break/>Э́то бы́ло ва́жно.</text:p>
        </text:list-item>
        <text:list-item>
          <text:p text:style-name="P5">Я тебе́ заплачу́.</text:p>
        </text:list-item>
        <text:list-item>
          <text:p text:style-name="P5">Е́шь сво́й шпина́т!</text:p>
        </text:list-item>
        <text:list-item>
          <text:p text:style-name="P5">Не корми́ соба́ку!</text:p>
        </text:list-item>
        <text:list-item>
          <text:p text:style-name="P5">Прися́дь со мно́й.</text:p>
        </text:list-item>
        <text:list-item>
          <text:p text:style-name="P5">Ты далеко́ зашёл.</text:p>
        </text:list-item>
        <text:list-item>
          <text:p text:style-name="P5">Я́блоко на столе́.</text:p>
        </text:list-item>
        <text:list-item>
          <text:p text:style-name="P5">Я э́того не учёл.</text:p>
        </text:list-item>
        <text:list-item>
          <text:p text:style-name="P5">Заходи́, сади́тесь.</text:p>
        </text:list-item>
        <text:list-item>
          <text:p text:style-name="P5">На́ши бо́ги мертвы́.</text:p>
        </text:list-item>
        <text:list-item>
          <text:p text:style-name="P5">Пёс вдруг зала́ял.</text:p>
        </text:list-item>
        <text:list-item>
          <text:p text:style-name="P5">Хоти́те, я прие́ду?</text:p>
        </text:list-item>
        <text:list-item>
          <text:p text:style-name="P5">Я могу́ подожда́ть.</text:p>
        </text:list-item>
        <text:list-item>
          <text:p text:style-name="P5">Всё прошло́ хорошо́.</text:p>
        </text:list-item>
        <text:list-item>
          <text:p text:style-name="P5">Как отврати́тельно!</text:p>
        </text:list-item>
        <text:list-item>
          <text:p text:style-name="P5">Не клади́те тру́бку!</text:p>
        </text:list-item>
        <text:list-item>
          <text:p text:style-name="P5">Отпусти́те верёвку.</text:p>
        </text:list-item>
        <text:list-item>
          <text:p text:style-name="P5">У меня́ лёгкий жар.</text:p>
        </text:list-item>
        <text:list-item>
          <text:p text:style-name="P5">Я всегда́ дово́льна.</text:p>
        </text:list-item>
        <text:list-item>
          <text:p text:style-name="P5">Я уви́дела авто́бус.</text:p>
        </text:list-item>
        <text:list-item>
          <text:p text:style-name="P5">Дава́й ся́дем вперёд.</text:p>
        </text:list-item>
        <text:list-item>
          <text:p text:style-name="P5">Маши́на бы́стро е́дет.</text:p>
        </text:list-item>
        <text:list-item>
          <text:p text:style-name="P5">О, вот моя́ де́вочка.</text:p>
        </text:list-item>
        <text:list-item>
          <text:p text:style-name="P5">Положи́ куда́ хо́чешь.</text:p>
        </text:list-item>
        <text:list-item>
          <text:p text:style-name="P5">Ты хоте́л его́ уби́ть?</text:p>
        </text:list-item>
        <text:list-item>
          <text:p text:style-name="P5">Э́то Ри<text:span text:style-name="T12">́</text:span>о-де-Жане<text:span text:style-name="T12">́</text:span>йро!</text:p>
        </text:list-item>
        <text:list-item>
          <text:p text:style-name="P5">Я пло́хо сде́лал э́то.</text:p>
        </text:list-item>
        <text:list-item>
          <text:p text:style-name="P5">Вы быва́ли в Ло́ндоне?</text:p>
        </text:list-item>
        <text:list-item>
          <text:p text:style-name="P5">Им присни́лся кошма́р.</text:p>
        </text:list-item>
        <text:list-item>
          <text:p text:style-name="P5">Мы с тобо́й не таки́е.</text:p>
        </text:list-item>
        <text:list-item>
          <text:p text:style-name="P5">Они́ лю́бят апельси́ны?</text:p>
        </text:list-item>
        <text:list-item>
          <text:p text:style-name="P5">Сейча́с все рабо́тают.</text:p>
        </text:list-item>
        <text:list-item>
          <text:p text:style-name="P5">У него́ стра́нное и́мя.</text:p>
        </text:list-item>
        <text:list-item>
          <text:p text:style-name="P5">Я волну́юсь за дете́й.</text:p>
        </text:list-item>
        <text:list-item>
          <text:p text:style-name="P5"><text:soft-page-break/>Я ри́мский граждани́н.</text:p>
        </text:list-item>
        <text:list-item>
          <text:p text:style-name="P5">Вы молодо́й и си́льный.</text:p>
        </text:list-item>
        <text:list-item>
          <text:p text:style-name="P5">Како́го цве́та зе́ркало?</text:p>
        </text:list-item>
        <text:list-item>
          <text:p text:style-name="P5">Мы подожда́ли снару́жи.</text:p>
        </text:list-item>
        <text:list-item>
          <text:p text:style-name="P5">Он е́дет о́чень бы́стро.</text:p>
        </text:list-item>
        <text:list-item>
          <text:p text:style-name="P5">Прости́те, я задрема́л.</text:p>
        </text:list-item>
        <text:list-item>
          <text:p text:style-name="P5">У вас е́сть моро́женое?</text:p>
        </text:list-item>
        <text:list-item>
          <text:p text:style-name="P5">Я не по́нял его́ шу́тки.</text:p>
        </text:list-item>
        <text:list-item>
          <text:p text:style-name="P5">В вышине́ пари́ла пти́ца.</text:p>
        </text:list-item>
        <text:list-item>
          <text:p text:style-name="P5">Ду́маю, я ему́ нра́влюсь.</text:p>
        </text:list-item>
        <text:list-item>
          <text:p text:style-name="P5">Мне не о чем сожале́ть.</text:p>
        </text:list-item>
        <text:list-item>
          <text:p text:style-name="P5">Не расска́зывай ска́зки!</text:p>
        </text:list-item>
        <text:list-item>
          <text:p text:style-name="P5">Он упо́рно всё отрица<text:span text:style-name="T12">́</text:span>л.</text:p>
        </text:list-item>
        <text:list-item>
          <text:p text:style-name="P5">С Рождество<text:span text:style-name="T12">́</text:span>м, дорога́я!</text:p>
        </text:list-item>
        <text:list-item>
          <text:p text:style-name="P5">У нас е́сть снаряже́ние.</text:p>
        </text:list-item>
        <text:list-item>
          <text:p text:style-name="P5">Э́ту пе́сню мы уже́ пе́ли.</text:p>
        </text:list-item>
        <text:list-item>
          <text:p text:style-name="P5">Я опозда́ю на собра́ние.</text:p>
        </text:list-item>
        <text:list-item>
          <text:p text:style-name="P5">Возмо́жности бесконе́чны.</text:p>
        </text:list-item>
        <text:list-item>
          <text:p text:style-name="P5">Его́ ум потеря́л остроту́.</text:p>
        </text:list-item>
        <text:list-item>
          <text:p text:style-name="P5">Мне не по себе́ от него́.</text:p>
        </text:list-item>
        <text:list-item>
          <text:p text:style-name="P5">Ненави́жу гря́зные шу́тки.</text:p>
        </text:list-item>
        <text:list-item>
          <text:p text:style-name="P5">Он посмея́лся на́до мно́й.</text:p>
        </text:list-item>
        <text:list-item>
          <text:p text:style-name="P5">Ско́лько на́ших там бы́ло?</text:p>
        </text:list-item>
        <text:list-item>
          <text:p text:style-name="P5">Ты что<text:span text:style-name="T13">́</text:span>, ра́зума лиши́лся?</text:p>
        </text:list-item>
        <text:list-item>
          <text:p text:style-name="P5">Э́то неча́сто происхо́дит.</text:p>
        </text:list-item>
        <text:list-item>
          <text:p text:style-name="P5">Я не знал, что вы́играю.</text:p>
        </text:list-item>
        <text:list-item>
          <text:p text:style-name="P5">Ки́ев — мо́й люби́мый го́род.</text:p>
        </text:list-item>
        <text:list-item>
          <text:p text:style-name="P5">Когда́ начнётся собра́ние?</text:p>
        </text:list-item>
        <text:list-item>
          <text:p text:style-name="P5">Мы рассчи́тываем на тебя́.</text:p>
        </text:list-item>
        <text:list-item>
          <text:p text:style-name="P5">Она́ с ума́ по мне схо́дит.</text:p>
        </text:list-item>
        <text:list-item>
          <text:p text:style-name="P5">Постара́йся бы́ть у́мницей.</text:p>
        </text:list-item>
        <text:list-item>
          <text:p text:style-name="P5">Я вы́нуждена согласи́ться.</text:p>
        </text:list-item>
        <text:list-item>
          <text:p text:style-name="P5">Я принёс э́ти цветы́ тебе́.</text:p>
        </text:list-item>
        <text:list-item>
          <text:p text:style-name="P5">Всегда́ е́сть чем заня́ться.</text:p>
        </text:list-item>
        <text:list-item>
          <text:p text:style-name="P5"><text:soft-page-break/>Е́сли ты гото́в, мы начнём.</text:p>
        </text:list-item>
        <text:list-item>
          <text:p text:style-name="P5">Мне нра́вится бы́ть с ни́ми.</text:p>
        </text:list-item>
        <text:list-item>
          <text:p text:style-name="P5">Не выража́йся, пожа́луйста.</text:p>
        </text:list-item>
        <text:list-item>
          <text:p text:style-name="P5">Он не хо́чет меня́ слу́шать.</text:p>
        </text:list-item>
        <text:list-item>
          <text:p text:style-name="P5">Са́мое сло́жное — реши́ться.</text:p>
        </text:list-item>
        <text:list-item>
          <text:p text:style-name="P5">Ты ко мне присоедини́шься?</text:p>
        </text:list-item>
        <text:list-item>
          <text:p text:style-name="P5">Что ты до́лжен был де́лать?</text:p>
        </text:list-item>
        <text:list-item>
          <text:p text:style-name="P5">Я за тобо́й попо<text:span text:style-name="T13">́</text:span>зже зае́ду.</text:p>
        </text:list-item>
        <text:list-item>
          <text:p text:style-name="P5">Я скажу́ им, что ты зде́сь.</text:p>
        </text:list-item>
        <text:list-item>
          <text:p text:style-name="P5">Вы всерьёз ду́маете уе́хать?</text:p>
        </text:list-item>
        <text:list-item>
          <text:p text:style-name="P5">Мне э́та пози́ция не близка́.</text:p>
        </text:list-item>
        <text:list-item>
          <text:p text:style-name="P5">Не на́до, я сама́ ему́ скажу́.</text:p>
        </text:list-item>
        <text:list-item>
          <text:p text:style-name="P5">Он прожива́л вме́сте с на́ми.</text:p>
        </text:list-item>
        <text:list-item>
          <text:p text:style-name="P5">Ско́лько воды́ ты выпива́ешь?</text:p>
        </text:list-item>
        <text:list-item>
          <text:p text:style-name="P5">Ты сказа́ла, что лю́бишь их.</text:p>
        </text:list-item>
        <text:list-item>
          <text:p text:style-name="P5">Э́то в ко́рне несправедли́во.</text:p>
        </text:list-item>
        <text:list-item>
          <text:p text:style-name="P5">Я могу́ положи́ться на Кена.</text:p>
        </text:list-item>
        <text:list-item>
          <text:p text:style-name="P5">Я угоди́л в за́мкнутый круг.</text:p>
        </text:list-item>
        <text:list-item>
          <text:p text:style-name="P5">Вы пригото́вили сво́й костю́м?</text:p>
        </text:list-item>
        <text:list-item>
          <text:p text:style-name="P5">Ну, я э́того и не знал да́же.</text:p>
        </text:list-item>
        <text:list-item>
          <text:p text:style-name="P5">О́чень хорошо́, поцелу́й меня́.</text:p>
        </text:list-item>
        <text:list-item>
          <text:p text:style-name="P5">Спаси́бо, я как-нибу́дь сама́.</text:p>
        </text:list-item>
        <text:list-item>
          <text:p text:style-name="P5">У Вас ра́ньше боле́ло се́рдце?</text:p>
        </text:list-item>
        <text:list-item>
          <text:p text:style-name="P5">Э́то страннова́то прозвуча́ло.</text:p>
        </text:list-item>
        <text:list-item>
          <text:p text:style-name="P5">Я не могу́ тебе́ ничего́ да́ть.</text:p>
        </text:list-item>
        <text:list-item>
          <text:p text:style-name="P5">Я что, до́лжна тебя́ боя́ться?</text:p>
        </text:list-item>
        <text:list-item>
          <text:p text:style-name="P5">Кита́й намно́го бо́льше Япо́нии.</text:p>
        </text:list-item>
        <text:list-item>
          <text:p text:style-name="P5">Мы не рожда́емся всезна́ющими.</text:p>
        </text:list-item>
        <text:list-item>
          <text:p text:style-name="P5">Она́ дала́ сы́ну немно́го де́нег.</text:p>
        </text:list-item>
        <text:list-item>
          <text:p text:style-name="P5">Пожа́луйста, принеси́те сала́т.</text:p>
        </text:list-item>
        <text:list-item>
          <text:p text:style-name="P5">Твоё предложе́ние ещё в си́ле?</text:p>
        </text:list-item>
        <text:list-item>
          <text:p text:style-name="P5">У нас то́лько оди́н телеви́зор.</text:p>
        </text:list-item>
        <text:list-item>
          <text:p text:style-name="P5">Я веле́л сы́ну почини́ть две́рь.</text:p>
        </text:list-item>
        <text:list-item>
          <text:p text:style-name="P5">Я пое́ду за́втра у́тром в се́мь.</text:p>
        </text:list-item>
        <text:list-item>
          <text:p text:style-name="P5"><text:soft-page-break/>Вероя́тно, э́то ло́жная трево́га.</text:p>
        </text:list-item>
        <text:list-item>
          <text:p text:style-name="P5">Ду́маю, ты на пра́вильном пути́.</text:p>
        </text:list-item>
        <text:list-item>
          <text:p text:style-name="P5">Меня́ так задолба<text:span text:style-name="T13">́</text:span>ла э́та пе́сня.</text:p>
        </text:list-item>
        <text:list-item>
          <text:p text:style-name="P5">Нас, ка́жется, не предста́вили.</text:p>
        </text:list-item>
        <text:list-item>
          <text:p text:style-name="P5">Он мо́й друг. Ты с ним знако́м?</text:p>
        </text:list-item>
        <text:list-item>
          <text:p text:style-name="P5">Э́того никто́ никогда́ не де́лал.</text:p>
        </text:list-item>
        <text:list-item>
          <text:p text:style-name="P5">Я не зна́ла, что ты ещё зде́сь.</text:p>
        </text:list-item>
        <text:list-item>
          <text:p text:style-name="P5">Я хочу́ немно́го ча́я с са́харом.</text:p>
        </text:list-item>
        <text:list-item>
          <text:p text:style-name="P5">Го́рдость на́до име́ть, го́рдость.</text:p>
        </text:list-item>
        <text:list-item>
          <text:p text:style-name="P5">Кому́ принадлежи́т э́тот уча́сток?</text:p>
        </text:list-item>
        <text:list-item>
          <text:p text:style-name="P5">Он всегда́ смеётся и весели́тся.</text:p>
        </text:list-item>
        <text:list-item>
          <text:p text:style-name="P5">Пра́вда мо́жет бы́ть больне́е лжи.</text:p>
        </text:list-item>
        <text:list-item>
          <text:p text:style-name="P5">Ты е́здишь в шко́лу на авто́бусе?</text:p>
        </text:list-item>
        <text:list-item>
          <text:p text:style-name="P5">Э́та ко́шка чёрная. Соба́ка то́же?</text:p>
        </text:list-item>
        <text:list-item>
          <text:p text:style-name="P5">Я не бу́ду ничего́ переде<text:span text:style-name="T13">́</text:span>лывать.</text:p>
        </text:list-item>
        <text:list-item>
          <text:p text:style-name="P5">Герма́ния грани́чит с Голла<text:span text:style-name="T13">́</text:span>ндией.</text:p>
        </text:list-item>
        <text:list-item>
          <text:p text:style-name="P5">Кому́ принадлежи́т э́то иму́щество?</text:p>
        </text:list-item>
        <text:list-item>
          <text:p text:style-name="P5">Он зави́дует всем свои́м друзья́м.</text:p>
        </text:list-item>
        <text:list-item>
          <text:p text:style-name="P5">Прости́те, я не э́то име́л в виду́.</text:p>
        </text:list-item>
        <text:list-item>
          <text:p text:style-name="P7">Ты о́чень мно́го для меня́ сде́лал.</text:p>
        </text:list-item>
        <text:list-item>
          <text:p text:style-name="P5">Э́то одна́ из мои́х люби́мых пе́сен.</text:p>
        </text:list-item>
        <text:list-item>
          <text:p text:style-name="P5">Я не сомнева́юсь, что он придёт.</text:p>
        </text:list-item>
        <text:list-item>
          <text:p text:style-name="P5">Вам не ка́жется, что э́то стра́нно?</text:p>
        </text:list-item>
        <text:list-item>
          <text:p text:style-name="P5">Его́ семья́ ни в чём не нужда́ется.</text:p>
        </text:list-item>
        <text:list-item>
          <text:p text:style-name="P5">Никогда́ я не де́лал э́то в маши́не.</text:p>
        </text:list-item>
        <text:list-item>
          <text:p text:style-name="P5">Пожа́луйста, не кури́те в ко́мнате.</text:p>
        </text:list-item>
        <text:list-item>
          <text:p text:style-name="P5">Тебе́ что<text:span text:style-name="T16">́</text:span>, бо́льше не́чем заня́ться?</text:p>
        </text:list-item>
        <text:list-item>
          <text:p text:style-name="P5">Что ты мо́жешь мне о нём сказа́ть?</text:p>
        </text:list-item>
        <text:list-item>
          <text:p text:style-name="P5">Я не зна́ю, что вы о них слы́шали.</text:p>
        </text:list-item>
        <text:list-item>
          <text:p text:style-name="P5">Большинство́ школ сего́дня закры́ты.</text:p>
        </text:list-item>
        <text:list-item>
          <text:p text:style-name="P5">Мне соверше́нно не<text:span text:style-name="T16">́</text:span>зачем вам вра́ть.</text:p>
        </text:list-item>
        <text:list-item>
          <text:p text:style-name="P5">Никто́ не зна́ет, что бу́дет за́втра.</text:p>
        </text:list-item>
        <text:list-item>
          <text:p text:style-name="P5">Ты ещё не зна́ешь са́мого гла́вного.</text:p>
        </text:list-item>
        <text:list-item>
          <text:p text:style-name="P5">Э́то о́чень ненадёжная констру́кция.</text:p>
        </text:list-item>
        <text:list-item>
          <text:p text:style-name="P5"><text:soft-page-break/>Я осме́люсь сказа́ть, что вы пра́вы.</text:p>
        </text:list-item>
        <text:list-item>
          <text:p text:style-name="P5">В рука́х он держа́л большу́ю коро́бку.</text:p>
        </text:list-item>
        <text:list-item>
          <text:p text:style-name="P5">Как бы я хоте́л бы́ть ря́дом с тобо́й!</text:p>
        </text:list-item>
        <text:list-item>
          <text:p text:style-name="P5">Он меня́ лю́бит, и я то́же его́ люблю́.</text:p>
        </text:list-item>
        <text:list-item>
          <text:p text:style-name="P5">Я не согла́сен с твои́м объясне́нием.</text:p>
        </text:list-item>
        <text:list-item>
          <text:p text:style-name="P5">Их мно́го, и они́ вооружены́ до зубо́в.</text:p>
        </text:list-item>
        <text:list-item>
          <text:p text:style-name="P5">Он размышля́л о свое́й бу́дущей жи́зни.</text:p>
        </text:list-item>
        <text:list-item>
          <text:p text:style-name="P5">Там, где пра́вит си́ла, зако́н молчи́т.</text:p>
        </text:list-item>
        <text:list-item>
          <text:p text:style-name="P5">Я бы о́чень хоте́л зна́ть твоё мне́ние.</text:p>
        </text:list-item>
        <text:list-item>
          <text:p text:style-name="P5">Де́ти реши́ли пробле́му самостоя́тельно.</text:p>
        </text:list-item>
        <text:list-item>
          <text:p text:style-name="P5">Мо́жно сде́лать тебе́ одно́ предложе́ние?</text:p>
        </text:list-item>
        <text:list-item>
          <text:p text:style-name="P5">Она́ упа́ла и слома́ла себе́ ле́вую но́гу.</text:p>
        </text:list-item>
        <text:list-item>
          <text:p text:style-name="P5">Для дере́вни э́то мно́гое бу́дет зна́чить.</text:p>
        </text:list-item>
        <text:list-item>
          <text:p text:style-name="P5">Моя́ сестра́ гото́вит нам вку́сные блю́да.</text:p>
        </text:list-item>
        <text:list-item>
          <text:p text:style-name="P5">Они́ ча́сто говоря́т, что жи́знь коротка́.</text:p>
        </text:list-item>
        <text:list-item>
          <text:p text:style-name="P5">Тако́й шум, что невозмо́жно занима́ться!</text:p>
        </text:list-item>
        <text:list-item>
          <text:p text:style-name="P5">В како́й ча́сти страны́ они́ обоснова́лись?</text:p>
        </text:list-item>
        <text:list-item>
          <text:p text:style-name="P5">Когда́ ты в после́дний раз е́ла бара́нину?</text:p>
        </text:list-item>
        <text:list-item>
          <text:p text:style-name="P5">Никто́ не зна́ет, что вско́ре произойдёт.</text:p>
        </text:list-item>
        <text:list-item>
          <text:p text:style-name="P5">Са́ми слы́шал четы́ре отде́льных вы́стрела.</text:p>
        </text:list-item>
        <text:list-item>
          <text:p text:style-name="P5">Я в после́днее вре́мя ничего́ не покупа́л.</text:p>
        </text:list-item>
        <text:list-item>
          <text:p text:style-name="P5">Бои́шься — не начина́й, на́чал — не бо́йся.</text:p>
        </text:list-item>
        <text:list-item>
          <text:p text:style-name="P5">Как вы́лупился утёнок, так и бух в во́ду.</text:p>
        </text:list-item>
        <text:list-item>
          <text:p text:style-name="P5">Результа́т не заста́вил себя́ до́лго жда́ть.</text:p>
        </text:list-item>
        <text:list-item>
          <text:p text:style-name="P5">Ты еди́нственный, кого́ я зна́ю в Босто́не.</text:p>
        </text:list-item>
        <text:list-item>
          <text:p text:style-name="P5">Я зна́ю, что ты не мо́жешь э́того сде́лать.</text:p>
        </text:list-item>
        <text:list-item>
          <text:p text:style-name="P5">В чарте э́та пе́сня занима́ет пе́рвое ме́сто.</text:p>
        </text:list-item>
        <text:list-item>
          <text:p text:style-name="P5">Мо́жет бы́ть, когда́-нибу́дь ты э́то поймёшь.</text:p>
        </text:list-item>
        <text:list-item>
          <text:p text:style-name="P5">Он ушёл друго́й доро́гой! Мы его́ упусти́ли!</text:p>
        </text:list-item>
        <text:list-item>
          <text:p text:style-name="P5">Э́то пра́вда, что у слоно́в хоро́шая па́мять?</text:p>
        </text:list-item>
        <text:list-item>
          <text:p text:style-name="P5">Бо́льше никогда́ не заставля́йте меня́ жда́ть!</text:p>
        </text:list-item>
        <text:list-item>
          <text:p text:style-name="P5">Он говори́т, что навсегда́ покида́ет страну́.</text:p>
        </text:list-item>
        <text:list-item>
          <text:p text:style-name="P5">Э́тот моме́нт заслу́живает осо́бого внима́ния.</text:p>
        </text:list-item>
        <text:list-item>
          <text:p text:style-name="P5">Возьми́ с неё сло́во, что она́ бу́дет молча́ть.</text:p>
        </text:list-item>
        <text:list-item>
          <text:p text:style-name="P5"><text:soft-page-break/>Мно́гие ви́ды живо́тных исче́зли с лица́ земли́.</text:p>
        </text:list-item>
        <text:list-item>
          <text:p text:style-name="P5">По́ле би́твы бы́ло полно́ мёртвых и умира́ющих.</text:p>
        </text:list-item>
        <text:list-item>
          <text:p text:style-name="P5">Ты всю но́чь пла́кала? У тебя́ глаза́ опу́хшие.</text:p>
        </text:list-item>
        <text:list-item>
          <text:p text:style-name="P5">Я погуля́ю с ва́шей соба́кой, е́сли вы хоти́те.</text:p>
        </text:list-item>
        <text:list-item>
          <text:p text:style-name="P5">Землетрясе́ние причини́ло значи́тельный уще́рб.</text:p>
        </text:list-item>
        <text:list-item>
          <text:p text:style-name="P5">Она́ скло́нна смотре́ть на ве́щи с пессими́змом.</text:p>
        </text:list-item>
        <text:list-item>
          <text:p text:style-name="P5">Я могу́ сде́лать э́то в преде́лах десяти́ мину́т.</text:p>
        </text:list-item>
        <text:list-item>
          <text:p text:style-name="P5">М<text:span text:style-name="T17">и</text:span>крово́лно<text:span text:style-name="T17">́</text:span>вая пе́чь разогревает е́ду мгнове́нно.</text:p>
        </text:list-item>
        <text:list-item>
          <text:p text:style-name="P5">Рези́новые сапоги́ наде́нь, а то но́ги промо́чишь!</text:p>
        </text:list-item>
        <text:list-item>
          <text:p text:style-name="P5">Его́ реа́кцию соверше́нно невозмо́жно предсказа́ть.</text:p>
        </text:list-item>
        <text:list-item>
          <text:p text:style-name="P5">Он подари́л мне э́ту ку́клу в знак благода́рности.</text:p>
        </text:list-item>
        <text:list-item>
          <text:p text:style-name="P5">У меня́ на столе́ громоздя́тся кни́ги и докуме́нты.</text:p>
        </text:list-item>
        <text:list-item>
          <text:p text:style-name="P5">Да́же са́мый ме́ткий стрело́к иногда́ прома́хивается.</text:p>
        </text:list-item>
        <text:list-item>
          <text:p text:style-name="P5">Он объясни́л всё толко́во и я́сно, привёл приме́ры.</text:p>
        </text:list-item>
        <text:list-item>
          <text:p text:style-name="P5">Чего́ она́ так до́лго? Она́ там уже́ це́лую ве́чность.</text:p>
        </text:list-item>
        <text:list-item>
          <text:p text:style-name="P5">Е́сли я жена́тый, э́то ещё не зна́чит, что я слепо́й.</text:p>
        </text:list-item>
        <text:list-item>
          <text:p text:style-name="P5">Прошло́ два го́да с тех пор, как она́ от меня́ ушла́.</text:p>
        </text:list-item>
        <text:list-item>
          <text:p text:style-name="P5">Я не могу́ позво́лить себе́ купи́ть но́вый велосипе́д.</text:p>
        </text:list-item>
        <text:list-item>
          <text:p text:style-name="P5"><text:soft-page-break/>Мы до́лжны бы́ть там приме́рно че́рез три́дцать мину́т.</text:p>
        </text:list-item>
        <text:list-item>
          <text:p text:style-name="P5">Ты дал ему́ положи́тельный и́ли отрица́тельный отве́т?</text:p>
        </text:list-item>
        <text:list-item>
          <text:p text:style-name="P5">Е́сли вы хоти́те оста́ться зде́сь, мо́жете э́то сде́лать.</text:p>
        </text:list-item>
        <text:list-item>
          <text:p text:style-name="P5">С э́того моме́нта ка́ждый идёт по и́збранному им пути́.</text:p>
        </text:list-item>
        <text:list-item>
          <text:p text:style-name="P5">Возьми́те меня́ за ру́ку. Я хочу́ Вам ко́е-что показа́ть.</text:p>
        </text:list-item>
        <text:list-item>
          <text:p text:style-name="P5">Поста́вь часы́ пра́вильно. Они́ на де́сять мину́т спеша́т.</text:p>
        </text:list-item>
        <text:list-item>
          <text:p text:style-name="P5">Большинство́ докуме́нтов изнача́льно не име́ет назва́ния.</text:p>
        </text:list-item>
        <text:list-item>
          <text:p text:style-name="P5">Почему́ ты с не́й говори́шь, е́сли она́ тебе́ не нра́вится?</text:p>
        </text:list-item>
        <text:list-item>
          <text:p text:style-name="P5">Возобнови́те чте́ние с того́ ме́ста, где вы останови́лись.</text:p>
        </text:list-item>
        <text:list-item>
          <text:p text:style-name="P5">С прихо́дом весны́ всё постепе́нно возвраща́ется к жи́зни.</text:p>
        </text:list-item>
        <text:list-item>
          <text:p text:style-name="P5">Е́сли пого́да позво́лит, в воскресе́нье мы пойдём на пляж.</text:p>
        </text:list-item>
        <text:list-item>
          <text:p text:style-name="P5">Ро́вно ше́сть лет наза́д я впервы́е побыва́л в Но́вой Зеландии.</text:p>
        </text:list-item>
        <text:list-item>
          <text:p text:style-name="P5">Непреме́нно гото́вь его́ на ме́дленном огне́, что́бы не закипе́л.</text:p>
        </text:list-item>
        <text:list-item>
          <text:p text:style-name="P5">М<text:span text:style-name="T18">е́</text:span>дсестра́ изме́рила у него́ температу́ру с по́мощью гра́дусника.</text:p>
        </text:list-item>
        <text:list-item>
          <text:p text:style-name="P5">Инкубацио́нный пери́од яйца́ ча́йки составля́ет от 20 до 30 дне́й.</text:p>
        </text:list-item>
        <text:list-item>
          <text:p text:style-name="P5">И я постепе́нно вы́шел из э́того плаче́вного душе́вного состоя́ния.</text:p>
        </text:list-item>
        <text:list-item>
          <text:p text:style-name="P5">Ма́ло того́, что вы хам, гну́сный вра́ль, вы ещё и кре́пкий драчу́н.</text:p>
        </text:list-item>
        <text:list-item>
          <text:p text:style-name="P5"><text:soft-page-break/>Он в ка́ждой бо́чке заты́чка. О́чень лю́бит повсю́ду сво́й нос сова́ть.</text:p>
        </text:list-item>
        <text:list-item>
          <text:p text:style-name="P5">Е́сли стресс но́сит затяжно<text:span text:style-name="T18">́</text:span>й хара́ктер, органи́зм бы́стро изна́шивается.</text:p>
        </text:list-item>
        <text:list-item>
          <text:p text:style-name="P5">Отопле́ние бы́ло отключено́ бо́льшую ча́сть вре́мени. В кварти́ре прохла́дно.</text:p>
        </text:list-item>
        <text:list-item>
          <text:p text:style-name="P5">Ну что ты так меня́ пронза<text:span text:style-name="T18">́</text:span>ешь взгля́дом, бу́дто я воплоще́ние зла како́е-то?</text:p>
        </text:list-item>
        <text:list-item>
          <text:p text:style-name="P5">«Ско́лько у тебя́ бра́тьев?» — «К сожале́нию, ниско́лько. Я еди́нственный сын».</text:p>
        </text:list-item>
        <text:list-item>
          <text:p text:style-name="P5">Лаура бы́ло сде́лала шаг вперёд, но в после́дний моме́нт разверну́лась и убежа́ла.</text:p>
        </text:list-item>
        <text:list-item>
          <text:p text:style-name="P5">На пе́рвый взгляд зада́ча ка́жется просто́й, но на са́мом де́ле она́ дово́льно сло́жная.</text:p>
        </text:list-item>
        <text:list-item>
          <text:p text:style-name="P5">Все говоря́т о бессозна́тельном, но никто́ не мо́жет сказа́ть, что э́то со́бственно тако́е.</text:p>
        </text:list-item>
        <text:list-item>
          <text:p text:style-name="P5">Ну и видо<text:span text:style-name="T18">́</text:span>к у тебя́! Подели́сь, что стрясло́сь? Когда́ мы вчера́ расстава́лись, всё бы́ло как обы́чно.</text:p>
        </text:list-item>
        <text:list-item>
          <text:p text:style-name="P5">Иногда́ ве́дь быва́ет и обра́тное. Челове́к ду́мает, что всё пло́хо, а на са́мом де́ле всё обстои́т по-друго́му.</text:p>
        </text:list-item>
        <text:list-item>
          <text:p text:style-name="P5">Он приказа́л: «Казни́ть нельзя́, поми́ловать», одна́ко, к несча́стью, секрета́рь написа́л: «Казни́ть, нельзя́ поми́ловать».</text:p>
        </text:list-item>
        <text:list-item>
          <text:p text:style-name="P5">В эфи́ре на́ша постоя́нная ру́брика «репорта́ж из а́да». Сего́дня мы уви́дим, в како́м состоя́нии нахо́дится городска́я больни́ца города́ Ковро́в.</text:p>
        </text:list-item>
        <text:list-item>
          <text:p text:style-name="P5">Гре<text:span text:style-name="T11">́</text:span>цию мо́жно сравни́ть с заключённым концентрацио́нного ла́геря пе<text:span text:style-name="T7">́</text:span>ред голо́дной сме́ртью, кото́рому говоря́т, что он не до́лжен бо́льше пита́ться.</text:p>
        </text:list-item>
        <text:list-item>
          <text:p text:style-name="P5">Вот уже́ два го́да в США бо́лее 10% нау́чно-фантасти́ческих книг продаётся в электро́нном ви́де, а не в печа́тном, и э́тот проце́нт постоя́нно растёт.</text:p>
        </text:list-item>
        <text:list-item>
          <text:p text:style-name="P5"><text:soft-page-break/>В XIX ве́ке Парагва<text:span text:style-name="T7">́</text:span>й был еди́нственным госуда́рством Лати́нской Аме́рики, у кото́рого не<text:span text:style-name="T7">́ </text:span>было вне́шнего до́лга, потому́ что ему́ хвата́ло свои́х ресу́рсов.</text:p>
        </text:list-item>
        <text:list-item>
          <text:p text:style-name="P5">Исаа<text:span text:style-name="T18">́</text:span>к — евре́й, но его́ родно́й язы́к — ара́бский. Англи́йский — его́ второ́й язы́к. Францу́зский — тре́тий. Что каса́ется иврита, то э́то его́ четвёртый язы́к.</text:p>
        </text:list-item>
        <text:list-item>
          <text:p text:style-name="P5">Ускоря́ющееся тра́нспорт<text:span text:style-name="T7">ное</text:span> сре́дство заскользи́ло и вре́залось пере́дней ча́стью в за́днюю ча́сть грузовика́, пре́жде чем води́тель смог сказа́ть <text:span text:style-name="T7">«</text:span>Джек Ро<text:span text:style-name="T18">́</text:span>бинсон<text:span text:style-name="T7">»</text:span>.</text:p>
        </text:list-item>
        <text:list-item>
          <text:p text:style-name="P5">К сча́стью, тепе́рь у нас в рука́х е́сть тако́е стеноби́тное ору́дие, и дава́йте же бу́дем его́ испо́льзовать до тех пор, пока́ мир не ста́нет «одно́й большо́й семьёй».</text:p>
        </text:list-item>
        <text:list-item>
          <text:p text:style-name="P5">Америка́нские людое́ды в профе́ссорских ма́нтиях, сле́дуя приме́ру свои́х неме́цких и япо́нских учителе́й, испы́тывают изобретённые и́ми сре́дства уби́йства на живы́х лю́дях.</text:p>
        </text:list-item>
        <text:list-item>
          <text:p text:style-name="P5">В 2013 году́ Аге́нтство надели́ли дополни́тельными полномо́чиями по проведе́нию эксперти́зы цен на това́ры, производи́мые и реализуемые субъе́ктом госуда́рственной монопо́лии.</text:p>
        </text:list-item>
        <text:list-item>
          <text:p text:style-name="P5">На́ши вла́сти выдаю́т на-гора́ всё бо́лее и бо́лее оригина́льные зако́ны: от введе́ния крепостно́го пра́ва для рабо́тников де<text:span text:style-name="T11">́</text:span>ревообраба<text:span text:style-name="T11">́</text:span>тывающих предприя́тий до нало́га на тунея́дство.</text:p>
        </text:list-item>
        <text:list-item>
          <text:p text:style-name="P5">Как то́лько мы оста́лись одни́, цыга́нка вы́нула из сундука́ коло́ду карт, ви́димо, нема́ло е́й послужи́вшую, магни́т, сушёного хамелео́на и други́е предме́ты, необходи́мые для её иску́сства.</text:p>
        </text:list-item>
        <text:list-item>
          <text:p text:style-name="P5"><text:soft-page-break/>Шарль Гуно<text:span text:style-name="T11">́</text:span> гова<text:span text:style-name="T11">́</text:span>ривал так: “Когда́ мне бы́ло два́дцать лет, я признава<text:span text:style-name="T11">́</text:span>л то́лько самого́ себя́. Тридцати́ лет я говори́л уже́ «я и Моцарт», сорока́ «Моцарт и я», а тепе́рь я говорю́ уже́ то́лько «Моцарт»”.</text:p>
        </text:list-item>
        <text:list-item>
          <text:p text:style-name="P5">Так, наприме́р, за́работная пла́та рабо́чего а<text:span text:style-name="T18">́</text:span>нгло-ира́нской нефтяно́й компа́нии до её ликвида́ции ира́нским прави́тельством зави́села от его́ национа́льности, языка́, на кото́ром рабо́чий говори́т, по́дданства и пр.</text:p>
        </text:list-item>
        <text:list-item>
          <text:p text:style-name="P5">В слу́чае, предусмо́тренном статьёй 48 Конститу́ции, лицо́м, приня́вшим на себя́ полномо́чия Президе́нта Респу́блики Казахстан, прися́га прино́сится в тече́ние одного́ ме́сяца со дня приня́тия полномо́чий Президе́нта Респу́блики.</text:p>
        </text:list-item>
        <text:list-item>
          <text:p text:style-name="P5">Са́мым нера́вным фина́лом Большо́го Шле́ма в исто́рии те́нниса был фина́л «Ролан Гаррос»—1988, в кото́ром Ште<text:span text:style-name="T18">́</text:span>ффи Граф из ФРГ уничто́жила представля́ющую СССР Ната<text:span text:style-name="T18">́</text:span>лью Зве<text:span text:style-name="T18">́</text:span>реву со счётом 6‑0, 6‑0. Ве́сь матч продолжа́лся каки́х-то 34 мину́ты.</text:p>
        </text:list-item>
        <text:list-item>
          <text:p text:style-name="P5">Ребя́та, по-мо<text:span text:style-name="T8">́</text:span>ему, у меня́ пробле́ма с Ба<text:span text:style-name="T18">́</text:span>ттлфи<text:span text:style-name="T18">́</text:span>лдом. Я начина́ю игра́ть, убива́ю не́сколько враго́в, но, когда́ я пыта́юсь перезаряди́ть ору́жие, почему́-то открыва́ется гла́вное меню<text:span text:style-name="T8">́</text:span>. Пото́м я возвраща́юсь в игру́, убива́ю ещё не́сколько враго́в, повто́рно перезаряжа́юсь — и игра́ вылета́ет!</text:p>
        </text:list-item>
        <text:list-item>
          <text:p text:style-name="P5">От э́того зако́на в вы́игрыше ока́жется широ́кий круг украи́нцев — от обы́чных фо<text:span text:style-name="T8">́</text:span>толюби́телей (ве́дь да́же просто́е фо́то с па́мятником мо́жет счита́ться наруше́нием зако́на!) до худо́жественных фото́графов и кинематографи́стов, кото́рые полу́чат возмо́жность <text:soft-page-break/>без препя́тствий снима́ть фи́льмы про совреме́нные архитекту́ру и иску́сство.</text:p>
        </text:list-item>
        <text:list-item>
          <text:p text:style-name="P5">Одна́ из причи́н, по кото́рой Твиттер популя́рен в Япо́нии, заключа́ется в своеобра́зии япо́нского языка́. Испо́льзующий идеогра́ммы япо́нский язы́к, не сопе́рничая с кита́йским, мо́жет вмести́ть в сто со́рок зна́ков бо́льше смы́сла, чем мно́гие други́е языки́. К сло́ву сказа́ть, япо́нский вариа́нт э́того предложе́ния запи́сывается с по́мощью ро́вно ста сорока́ зна́ков. А ско́лько зна́ков потре́буется в друго́м языке́?</text:p>
        </text:list-item>
        <text:list-item>
          <text:p text:style-name="P5">Оди́н из приме́ров неожи́данной по́льзы, кото́рую револю́ции в други́х стра́нах прино́сят кру́пным за́падным города́м, — обеспе́чение их такси́стами — вы́ходцами из и́згнанных эли́т. Так, вас мо́жет подвози<text:span text:style-name="T8">́</text:span>ть ру́сский кня́зь, экс-губерна́тор прови́нции в Ира<text:span text:style-name="T18">́</text:span>не, бы́вший камбоджи́йский диплома́т и́ли ю<text:span text:style-name="T18">́</text:span>жновьетна<text:span text:style-name="T8">́</text:span>мский генера́л. С ни́ми всё же интере́снее, чем с ме́стными с их доку́чливыми разгово́рами о пого́де и футбо́ле.</text:p>
        </text:list-item>
        <text:list-item>
          <text:p text:style-name="P5">Пацие́нт прихо́дит к врачу́ за исцеле́нием, а его́ в це́лях нажи́вы испо́льзуют как подо́пытного кро́лика для клини́ческих испыта́ний но́вых лека́рств. Всё э́то вы́глядит как сюже́т второсо́ртного фи́льма у́жасов. Одна́ко в пяти́десяти кли́никах ГДР прошло́ о́коло шестисо́т подо́бных клини́ческих испыта́ний. Кли́ники по зака́зу за́падных фа<text:span text:style-name="T8">́</text:span>рмаконце<text:span text:style-name="T8">́</text:span>рнов проводи́ли испыта́ния но́вых медикаме́нтов без ве́дома сами́х пацие́нтов.</text:p>
        </text:list-item>
        <text:list-item>
          <text:p text:style-name="P5">Стремя́сь скры́ть империалисти́ческие ко́рни поли́тики агре́ссии и оправда́ть империалисти́ческую войну́, мальтузиа́нцы трубят на ве́сь мир, что война́, де́скать, благоде́тельное для челове́чества явле́ние, так как она́ явля́ется бу́дто бы <text:soft-page-break/>«ору́дием прогре́сса и есте́ственного отбо́ра», универса́льным сре́дством для разреше́ния «пробле́мы перенаселённости земли́» посре́дством ма́ссового уничтоже́ния «избы́точного населе́ния».</text:p>
        </text:list-item>
        <text:list-item>
          <text:p text:style-name="P5">Соверше́нными чи́слами называ́ют таки́е натура́льные чи́сла, кото́рые равны́ су́мме всех свои́х натура́льных дели́телей, исключа<text:span text:style-name="T18">́</text:span>я их сами́х. Наприме́р, 6=3+2+1, 28=14+7+4+2+1. Частота́ их встреча<text:span text:style-name="T18">́</text:span>емости ре́зко уменьша́ется с ро́стом: е́сли пе́рвое число́ равно́ 6, а второ́е — 28, то уже́ тре́тье — 496, четвёртое — 8128. Алгори́тм по́иска соверше́нных чи́сел не на́йден по се́й де́нь; не вы́яснено да́же, коне́чно их коли́чество и́ли нет.</text:p>
        </text:list-item>
        <text:list-item>
          <text:p text:style-name="P5">О<text:span text:style-name="T18">́</text:span>пция «Расположе́ние» позволя́ет вы́брать режи́м пока́за изображе́ния. Е́сть четы́ре вариа́нта пока́за: «отцентри́ровать», «замости́ть», «растяну́ть» и «а<text:span text:style-name="T8">́</text:span>вторазме<text:span text:style-name="T8">́</text:span>р». Вариа́нт «отцентри́ровать» позволя́ет показа́ть мно́го ко́пий изображе́ния ря́дом друг с дру́гом, «растяну́ть» позволя́ет привести́ разме́р изображе́ния к разме́ру о́бласти пока́за, а «а<text:span text:style-name="T8">́</text:span>вторазме<text:span text:style-name="T8">́</text:span>р»  —  измени́ть масшта́б изображе́ния в соотве́тствии с разме́рами о́бласти пока́за.</text:p>
        </text:list-item>
        <text:list-item>
          <text:p text:style-name="P5">Де́ло журнали́стов — уничтожа́ть пра́вду, откры́то лга́ть, искажа<text:span text:style-name="T8">́</text:span>ть, поноси<text:span text:style-name="T8">́</text:span>ть, лебези́ть у ног Мамо́ны и торгова́ть со́бственной страно́й и свои́м наро́дом ра́ди пропита́ния. Вы<text:span text:style-name="T8">́</text:span> это зна́ете, и я<text:span text:style-name="T8">́</text:span> это зна́ю, и что за вздор предлага́ть тост за незави́симую пре́ссу? Мы — марионе́тки; они́ дёргают за ни́точки, и мы пля́шем. На́ши тала́нты, на́ши возмо́жности и на́ши жи́зни — всё э́то со́бственность други́х люде́й. Мы — интеллектуа́льные проститу́тки.</text:p>
        </text:list-item>
        <text:list-item>
          <text:p text:style-name="P5">Еди́нственная досту́пная челове́ку свобо́да — свобо́да ли́чного вы́бора. А тут хотя́т повлия́ть на <text:soft-page-break/>неё на госуда́рственном у́ровне. Е́сть ры́бу и́ли мя́со, надева́ть блу́зку и́ли футбо́лку, люби́ть мужчи́ну и́ли же́нщину... Кака́я госуда́рству до́лжна бы́ть ра́зница, кто из его́ гра́ждан как занима́ются се́ксом? Почему́ предпочита́ть по цве́ту воло́с, разме́ру груди́ и́ли да́же костюми<text:span text:style-name="T8">́</text:span>рованным и́грам мо́жно, а вот предпочита́ть определённый пол — нельзя́?</text:p>
        </text:list-item>
        <text:list-item>
          <text:p text:style-name="P5">Зна́ние второ́го языка́ даёт ребёнку бо́льше разли́чных возмо́жностей. Оно́ предоставляет ему́ возмо́жности для бо́лее широ́кого обще́ния, знакомит его́ с друго́й культу́рой, спосо́бствует разви́тию откры<text:span text:style-name="T18">́</text:span>тости и толера́нтности, стимули<text:span text:style-name="T8">́</text:span>рует его́ тво́рчество, поднима́ет его́ самооце́нку и развива́ет социа́льные на́выки. Испо́льзование второ́го языка́ в семье́ обогащает среду́ ребёнка сти́мулами, кото́рые благоприя́тствуют его́ у́мственному разви́тию.</text:p>
        </text:list-item>
        <text:list-item>
          <text:p text:style-name="P5">Пита́ющиеся водо́й хорошо́ пла́вают и легко́ перено́сят хо́лод, пита́ющиеся землёй умны́, хотя́ и не име́ют се́рдца. Пита́ющиеся дере́вьями сильны́ и зло́бны, травоя́дные — бегу́чи и глупы́. Пита́ющиеся ли́стьями выпуска́ют ни́ти и превраща́ются в ба́бочек. Пита́ющиеся мя́сом свире́пы и смелы́. Пита́ющиеся эфи́ром обрета<text:span text:style-name="T18">́</text:span>ют боже́ственную му́дрость и долголе́тие. Пита́ющиеся зла́ками умны́, но погиба́ют безвре́менно. А те, что не едя́т и не умира́ют, — э́то бо́ги.</text:p>
        </text:list-item>
        <text:list-item>
          <text:p text:style-name="P5">Сестра́ <text:span text:style-name="T5">же</text:span>ны<text:span text:style-name="T5">́</text:span> рабо́тает в прокурату́ре. Попроси́ла как-то её забра́ть с рабо́ты, а заодно́ и сослужи́вицу подвезти́. Сади́мся: сестра́ наза́д, подру́жка вперёд. Я тро́гаюсь и прошу́: «Пристегни́тесь, пожа́луйста». Отве́т: «Не на́до, у меня́ удостовере́ние». Я ударяю ного́й по педа́ли то́рмоза, фи́зия подру́жки приземля́ется в <text:soft-page-break/>прибо<text:span text:style-name="T8">́</text:span>рную пане́ль. На за́данный мно́ю резо́нный вопро́с — «Помогло́ удостовере́ние?» — меня́ обозва́ли пси́хом и поки́нули автомоби́ль...</text:p>
        </text:list-item>
        <text:list-item>
          <text:p text:style-name="P5">Знамени́тые гавайские бе<text:span text:style-name="T8">́</text:span>лопесча<text:span text:style-name="T8">́</text:span>ные пля́жи, наприме́р, на са́мом де́ле обя́заны свои́м происхожде́нием помёту рыб-попуга́ев. Свои́ми похо́жими на клю́вы попуга́ев рта́ми они́ соска<text:span text:style-name="T18">́</text:span>бливают во́доросли с камне́й и мёртвых кора́ллов; несъедо́бные части́чки карбона́та ка́льция, кото́рый слу́жит строи́тельным материа́лом для ри́фов (они́ состоя́т, в основно́м, из кора́лловых скеле́тов), перетира́ются в их пищевари́тельном тра́кте и зате́м выво́дятся из органи́зма в ви́де песка́.</text:p>
        </text:list-item>
        <text:list-item>
          <text:p text:style-name="P5">Испа́нцы на свои́х коня́х, с меча́ми и ко́пьями ста́ли учиня<text:span text:style-name="T18">́</text:span>ть необыча́йные жесто́кости. Вступа́я в дере́вни и селе́ния, они́ не оставля́ли в живы́х ни дете́й, ни старико́в, ни бере́менных же́нщин, ни роже<text:span text:style-name="T19">́</text:span>ни́ц. Им вскрыва<text:span text:style-name="T19">́</text:span>ли животы́ и разре́зали на куски́, сло́вно забива<text:span text:style-name="T19">́</text:span>ли за́пертых в заго́не бара́нов. Де́лались ста́вки, кто с одного́ уда́ра меча́ разре́жет же́ртву попола́м и́ли кто бо́лее уме́ло и прово́рно с одного́ уда́ра отсечёт го́лову и да́же кто лу́чше одни́м уда́ром меча́ вскро́ет челове́ку вну́тренности.</text:p>
        </text:list-item>
        <text:list-item>
          <text:p text:style-name="P5">Не́который челове́к шёл из Иерусали<text:span text:style-name="T19">́</text:span>ма в Иерихо<text:span text:style-name="T19">́</text:span>н и попа́лся разбо́йникам, кото́рые сня́ли с него́ оде́жду, изра́нили его́ и ушли́, оста́вив его́ едва́ живы́м. По слу́ча<text:span text:style-name="T8">ю</text:span> оди́н свяще́нник шёл то́ю доро́гою и, уви́дев его́, прошёл ми́мо. Та́кже и леви́т, быв на том ме́сте, подошёл, посмотре́л и прошёл ми́мо. Самаря<text:span text:style-name="T8">́</text:span>нин же не́кто, прое́зжая, нашёл на него́ и, уви́дев его́, сжа́лился и, подойдя́, перевяза́л ему́ ра́ны, возлива<text:span text:style-name="T8">́</text:span>я ма́сло и вино́; и, посади́в его́ на своего́ осла́, привёз его́ в гости́ницу и позабо́тился о нём.</text:p>
        </text:list-item>
        <text:list-item>
          <text:p text:style-name="P5"><text:soft-page-break/>«Здра́вствуйте, у вас е́сть пла́стыри про́тив мозо́лей?» — «Да, коне́чно. Суха́я и́ли водяни́стая?» — «Водяни́стая». — «Е́сть таки́е пла́стыри по 220 рубле́й, е́сть таки́е-то по 130, а е́сть вот таки́е по 180, — рабо́тница апте́ки пока́зывает на витри́не упако́вки с цвета́стыми карти́нками. — У вас мозо́ль-то где?» — «Пря́мо на подо́шве стопы́, аж наступа́ть больно́». — «Ага́, — произно́сит апте́карь и достаёт из-под сто́йки пла́стыри в карто́нной упако́вке без карти́нок. — С вас 10 рубле́й». Обожа<text:span text:style-name="T19">́</text:span>ю че́стных продавцо́в!</text:p>
        </text:list-item>
        <text:list-item>
          <text:p text:style-name="P5">Одна́ко, ра́зница ме́жду есте́ственным языко́м и языко́м иску<text:span text:style-name="T9">́</text:span>с<text:span text:style-name="T9">с</text:span>твенным состои́т в том, что, в то вре́мя, как в пе́рвом слу́чае допуска́ется примене́ние то́лько тех языковы́х констру́кций, кото́рые встреча́ются у хоро́ших писа́телей, — в языке́ иску<text:span text:style-name="T9">́</text:span>с<text:span text:style-name="T9">с</text:span>твенном ка́ждый впра́ве применя́ть вариа́нт бо́лее логи́чный, да́же е́сли до сих пор его́ ещё никто́ не испо́льзовал, и он мо́жет бы́ть уве́рен, что е́сли его́ вариа́нт действи́тельно лу́чше, он вско́ре обретёт мно́жество после́дователей и постепе́нно вы́теснит вариа́нт ста́рый, ме́нее логи́чный, хотя́ и бо́лее употреби<text:span text:style-name="T9">́</text:span>мый пока́.</text:p>
        </text:list-item>
        <text:list-item>
          <text:p text:style-name="P5">Функциона́льный ча́й — э́то ча́й, кото́рый спосо́бен уси́лить определённые фу́нкции Ва́шего органи́зма. Э́то мо́жет бы́ть ча́й очисти́тельный, желчего́нный, мочего́нный, потого́нный, отха́ркивающий, желу́дочный, со<text:span text:style-name="T9">́</text:span>кого<text:span text:style-name="T9">́</text:span>нный, слаби́тельный, печёночный, по́чечный, лёгочный, серде́чный, сосу́дистый, а<text:span text:style-name="T9">́</text:span>нтилипи<text:span text:style-name="T9">́</text:span>дный, седати<text:span text:style-name="T9">́</text:span>вный, успокои́тельный, тонизи<text:span text:style-name="T9">́</text:span>рующий, про<text:span text:style-name="T9">́</text:span>тивогли́стный, имму<text:span text:style-name="T9">́</text:span>ностимули<text:span text:style-name="T9">́</text:span>рующий, стимули<text:span text:style-name="T9">́</text:span>рующий, серде́чно-сосу́дистый, про<text:span text:style-name="T9">́</text:span>тивомикро<text:span text:style-name="T9">́</text:span>бный, про<text:span text:style-name="T9">́</text:span>тивови́русный, <text:soft-page-break/>про<text:span text:style-name="T9">́</text:span>тивора́ковый, про<text:span text:style-name="T9">́</text:span>тивогеморроида<text:span text:style-name="T9">́</text:span>льный, кро<text:span text:style-name="T9">́</text:span>воостана<text:span text:style-name="T9">́</text:span>вливающий, ма́точный, про<text:span text:style-name="T9">́</text:span>тиводиабети<text:span text:style-name="T9">́</text:span>ческий.</text:p>
        </text:list-item>
        <text:list-item>
          <text:p text:style-name="P5">Превосхо́дство бе́лого челове́ка в ми́ре до́лжно сохраня́ться, несмотря́ на все совершённые им жесто́кости, потому́ что хотя́ лю́ди протесту́ют и жа́луются, в конце́ концо́в они́ тя́нутся к материа́льным бла́гам и комфо́рту, кото́рые предлага́ет мирово́й капитали́зм, хо́ть э́то и означа́ет для них поте́рю со́бственной культу́ры и уничтоже́ние други́х наро́дов. С друго́й стороны́, о́чень немно́гие хотя́т уе́хать жи́ть в страну́, по́лную не́гров, бедняко́в и угнетённых гра́ждан ли́шь из любви́ к бли́жнему. Вся́кий, кто говори́т обра́тное и не дока́зывает э́то на де́ле, про́сто-напросто лицеме́р.</text:p>
        </text:list-item>
        <text:list-item>
          <text:p text:style-name="P5">Поня́тие «человеколю́бие» (Жэнь) похо́же на виноде́лие: когда́ то́лько начина́ется броже́ние и выделя́ется немно́го тепла́, э́то и е́сть Жэнь. Когда́ выделе́ние тепла́ достига́ет ма́ксимума, э́то ритуа́л-Ли. Когда́ броже́ние почти́ завершено́, э́то справедли́вость-И. Когда́ же броже́ние око́нчено, жи́дкость стано́вится похо́жа на во́ду: э́то му́дрость-Чжи. Мо́жно та́кже сравни́ть с су́тками: у́тром свежо́ и я́сно, э́то Жэнь. В по́лдень преде́льно жа́рко, э́то Ли. Ве́чером жара́ спада́ет, э́то И. В по́лночь же, когда́ всё завершено́ без оста́тка, э́то Чжи. Е́сли так трактова<text:span text:style-name="T9">́</text:span>ть, всё стано́вится я́сно.</text:p>
        </text:list-item>
        <text:list-item>
          <text:p text:style-name="P5">Знамени́тый ру́сский лингви́ст акаде́мик Андре́й Зализня<text:span text:style-name="T9">́</text:span>к не раз с по́лной уве́ренностью заявля́л, что приня́ть эспера<text:span text:style-name="T9">́</text:span>нто в ка́честве сре́дства междунаро́дного обще́ния — бы́ло бы иде́ей тще́тной и кра́йне наи́вной, и́бо как то́лько эспера<text:span text:style-name="T9">́</text:span>нто полу́чит значи́тельное распростране́ние, <text:soft-page-break/>оно́ непреме́нно начнёт развива́ться, всё бо́лее и бо́лее изменя́ясь в соотве́тствии с неумоли́мыми зако́нами лингви́стики, и постепе́нно неизбе́жно ста́нет сто́ль же сло́жным, нелоги́чным и тру́дным для изуче́ния, как и есте́ственные языки́, и не име́ющим, сле́довательно, никаки́х преиму́ществ по сравне́нию с ни́ми.</text:p>
        </text:list-item>
        <text:list-item>
          <text:p text:style-name="P5">Мо́й ру́сский друг вы́разил опасе́ние, что бег ока́зывает повы́шенную нагру́зку на позвоно<text:span text:style-name="T9">́</text:span>чник и вызыва́ет преждевре́менный изно́с суста́вов. К сча́стью, я могу́ его́ успоко́ить. Мы́шцы икр де́йствуют как пружи́ны и смягчают уда́р. Необходи́мым усло́вием явля́ются трениро́ванные мы́шцы икр, и именно́ э́то достигается бе́гом. Бег укрепля<text:span text:style-name="T9">́</text:span>ет и мы́шцы, окружа́ющие коле́но, в результа́те чего́ снижа́ется нагру́зка на коле́нный суста́в. Движе́ние приво́дит к улучше́нию циркуля́ции кро́ви, и э́то та́кже ока́зывается поле́зным для суста́вов. Необходи́мо пра́вильно дози<text:span text:style-name="T9">́</text:span>ровать трениро́вочные нагру́зки. Гла́вное — не пе<text:span text:style-name="T9">́</text:span>реусе́рдствовать!</text:p>
        </text:list-item>
        <text:list-item>
          <text:p text:style-name="P5">Нидерла́ндский компози́тор Адриа<text:span text:style-name="T9">́</text:span>нус Вале<text:span text:style-name="T9">́</text:span>риус (ок. 1575—1625) изве́стен пре́жде всего́ тем, что написа́л му́зыку для популя́рной в то вре́мя патриоти́ческой пе́сни, прославля<text:span text:style-name="T9">́</text:span>ющей борьбу́ Семна́дцати прови́нций во главе́ с Вильге<text:span text:style-name="T9">́</text:span>льмом Ора<text:span text:style-name="T9">́</text:span>нжским про́тив испа́нского влады́чества. «Хет Вильгельмус», как её обы́чно называ́ют, на мно́гие века́ ста́ла люби́мой в наро́де, а в 1932 году́ была́ официа́льно принята́ в ка́честве ги́мна страны́. Други́м изве́стным произведе́нием Вале<text:span text:style-name="T9">́</text:span>риуса явля́ется христиа́нский гимн Wilt heden nu treden, во́льный перево́д кото́рого на англи́йский прижи́лся <text:soft-page-break/>в XX ве́ке в Аме́рике и исполня́ется обы́чно на де́нь Благодаре́ния.</text:p>
        </text:list-item>
        <text:list-item>
          <text:p text:style-name="P5">Тако́го явле́ния, как «незави́симая пре́сса», на да́нном эта́пе мирово́й исто́рии в Аме́рике не существу́ет. Вы э́то зна́ете, и я э́то зна́ю. Ни оди́н из вас не осме́ливается писа́ть свои́ и́скренние взгля́ды, а е́сли когда́ и осме́ливался, то зара́нее зна́я, что они́ не поя́вятся в печа́ти. Мне еженеде́льно пла́тят за то, что́бы я держа́л свои́ и́скренние взгля́ды пода́льше от газе́т, с кото́рыми свя́зан. Други́м из вас пла́тят похо́жие жа́лования за похо́жие ве́щи, и ка́ждый из вас, кто бу́дет доста́точно глуп, что́бы опубликова́ть свои́ и́скренние взгля́ды, ока́жется на у́лице в по́исках друго́й рабо́ты. Е́сли бы я позво́лил со́бственным и́скренним взгля́дам появи́ться в одно́м из вы́пусков мои́х газе́т, не прошло́ бы и су́ток, как я потеря́л бы рабо́ту.</text:p>
        </text:list-item>
        <text:list-item>
          <text:p text:style-name="P5">Омо́нимы (слова́, звуча́щие и пи́шущиеся одина́ково) изве́стны в ру́сском языке́ с дре́вних времён. Такова́, наприме́р, па́ра «лук» (ору́жие) и «лук» (расте́ние). Подо́бная похо́жесть при по́лном отсу́тствии смыслово́й свя́зи объясня́ется тем, что е́сли лук-ору́жие — иско́нное для славя́нских языко́в сло́во, ро́дственное «излу́чине» и отражающее ги́бкость, изо́гнутость, то лук‑расте́ние — ещё дописьменное заи́мствование из дре<text:span text:style-name="T9">́</text:span>внегерма<text:span text:style-name="T9">́</text:span>нского *laukaz (неме́цкое Lauch). Впро́чем, интере́сно, что Lauch ны́не обознача<text:span text:style-name="T9">́</text:span>ет то́лько лук-поре́й, а обыкнове́нный ре́пчатый лук называ́ется лати́нским по происхожде́нию сло́вом Zwiebel, отку́да «цыбу<text:span text:style-name="T9">́</text:span>ля» в белору́сском и «цибу́ля» в украи́нском — так неме́цкое заи́мствование вы́теснено неме́цким же заи́мствованием, но бо́лее по́здним.</text:p>
        </text:list-item>
        <text:list-item>
          <text:p text:style-name="P5"><text:soft-page-break/>Нет ничего́ очеви́дного в том, что имена́ Али<text:span text:style-name="T9">́</text:span>са, Аде<text:span text:style-name="T9">́</text:span>ль и Ха<text:span text:style-name="T9">́</text:span>йди име́ют о́бщее происхожде́ние, и тем не ме́нее э́то так: все они́ — не что ино́е, как сокращённые фо́рмы и́мени Аделаи<text:span text:style-name="T9">́</text:span>да, но давно́ уже́ са́ми ста́вшие полнопра́вными имена́ми. Древненеме́цкое и́мя Адальхе<text:span text:style-name="T9">́</text:span>йд/Адальхе<text:span text:style-name="T9">́</text:span>йдис («благоро́дная») бы́ло переина́чено фра́нками, смени́вшими герма́нский фра́нкский на рома́нский ста<text:span text:style-name="T9">́</text:span>рофранцу<text:span text:style-name="T9">́</text:span>зский, в Аделаи<text:span text:style-name="T9">́</text:span>ду с выпаде́нием оконча́ния -ис; но, с друго́й стороны́, э́то же и́мя да́ло́ вариа́нт Аделаи<text:span text:style-name="T9">́</text:span>с с ослабле́нием и выпаде́нием согла́сных во второ́й ча́сти сло́ва. Но э́тот сокращённый вариа́нт, став самостоя́тельным и́менем, сам был подве́ргнут сокраще́нию и та́кже двоя́кому: с выпаде́нием коне́чной ча́сти сло́ва получи́лась совреме́нная Аде<text:span text:style-name="T9">́</text:span>ль, а с выпаде́нием середи́ны — Алаи<text:span text:style-name="T9">́</text:span>с, по́зже Али<text:span text:style-name="T9">́</text:span>с, да́вшее ны́не бесчи́сленные вариа́ции во мно́гих языка́х.</text:p>
        </text:list-item>
        <text:list-item>
          <text:p text:style-name="P5">Тепе́рь, коне́чно, лю́ди не хотя́т войны́. С чего́ бы бедняку́ с фе́рмы хоте́ть рискова́ть свое́й жи́знью на войне́, е́сли лу́чшим, что он мо́жет получи́ть от э́того, бу́дет возвраще́ние на свою́ фе́рму це́лым и невреди́мым? Есте́ственно, просты́е лю́ди не хотя́т войны́ — ни ру́сские, ни англича́не, ни америка́нцы, ни, раз уж на то пошло́, не́мцы. Э́то поня́тно. Но, в конце́ концо́в, поли́тику определя́ют ли́деры госуда́рств, и о́чень легко́ повести́ люде́й за собо́й, демокра́тия ли э́то и́ли фаши́стская диктату́ра, парла́ментская и́ли коммунисти́ческая диктату́ра. С пра́вом и́ли без пра́ва го́лоса, лю́ди мо́гут бы́ть легко́ настро́ены по ука́зке ли́деров. Э́то легко́. Всё, что вам для э́того ну́жно сде́лать — сказа́ть им, что они́ подверга́ются нападе́нию, и <text:soft-page-break/>осуди́ть пацифи́стов за нехва́тку патриоти́зма и подверга<text:span text:style-name="T9">́</text:span>ние страны́ опа́сности. Э́то рабо́тает одина́ковым о́бразом в любо́й стране́.</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lagolica Missal DPG" svg:font-family="'Glagolica Missal DPG'" style:font-pitch="variable"/>
    <style:font-face style:name="Glagolica Missal DPG1" svg:font-family="'Glagolica Missal DPG'" style:font-adornments="Regular" style:font-pitch="variable"/>
    <style:font-face style:name="Lato Black" svg:font-family="'Lato Black'" style:font-adornments="Black"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Lato Black" fo:font-family="'Lato Black'" style:font-style-name="Black" style:font-pitch="variable" fo:font-size="14pt" fo:font-weight="900"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fo:text-align="justify" style:justify-single-word="false" style:page-number="auto" style:shadow="none" style:writing-mode="page">
        <style:tab-stops/>
        <style:drop-cap/>
      </style:paragraph-properties>
      <style:text-properties style:font-name="Times New Roman" fo:font-family="'Times New Roman'" style:font-style-name="Regular" style:font-family-generic="roman" style:font-pitch="variable" style:letter-kerning="false"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loext:graphic-properties draw:fill-image-width="0in" draw:fill-image-height="0in"/>
      <style:paragraph-properties fo:margin-left="0.2354in" fo:margin-right="0in" fo:text-indent="-0.2354in" style:auto-text-indent="false" text:number-lines="false" text:line-number="0" style:writing-mode="page"/>
      <style:text-properties style:font-name="Times New Roman" fo:font-family="'Times New Roman'" style:font-style-name="Regular" style:font-family-generic="roman" style:font-pitch="variable" fo:font-size="10pt" style:font-size-asian="10pt" style:font-size-complex="10pt"/>
    </style:style>
    <style:style style:name="Placeholder" style:family="text">
      <style:text-properties fo:font-variant="normal" fo:text-transform="none" style:use-window-font-color="true" style:font-name="Times New Roman" fo:font-family="'Times New Roman'" style:font-style-name="Regular" style:font-family-generic="roman" style:font-pitch="variable" style:text-underline-style="none" style:font-size-asian="10.5pt" style:text-scale="500%"/>
    </style:style>
    <style:style style:name="Numbering_20_Symbols" style:display-name="Numbering Symbols" style:family="text"/>
    <style:style style:name="HeadingGlagol" style:family="text">
      <style:text-properties style:font-name="Glagolica Missal DPG1" fo:font-family="'Glagolica Missal DPG'" style:font-style-name="Regular" style:font-pitch="variable" fo:font-size="16pt" style:font-size-asian="10.5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0:09:43.386477327</meta:creation-date>
    <meta:generator>LibreOffice/5.1.6.2$Linux_X86_64 LibreOffice_project/10m0$Build-2</meta:generator>
    <dc:date>2018-08-30T18:47:00.134652680</dc:date>
    <meta:editing-duration>P1DT2H29M26S</meta:editing-duration>
    <meta:editing-cycles>110</meta:editing-cycles>
    <dc:creator>Žāle Mottahedin</dc:creator>
    <meta:document-statistic meta:table-count="0" meta:image-count="0" meta:object-count="0" meta:page-count="40" meta:paragraph-count="543" meta:word-count="7571" meta:character-count="49279" meta:non-whitespace-character-count="42699"/>
  </office:meta>
</office:document-meta>
</file>